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3.03388888888889cm"/>
    </style:style>
    <style:style style:name="co3" style:family="table-column">
      <style:table-column-properties fo:break-before="auto" style:column-width="6.80861111111111cm"/>
    </style:style>
    <style:style style:name="co4" style:family="table-column">
      <style:table-column-properties fo:break-before="auto" style:column-width="4.18041666666667cm"/>
    </style:style>
    <style:style style:name="co5" style:family="table-column">
      <style:table-column-properties fo:break-before="auto" style:column-width="1.83444444444444cm"/>
    </style:style>
    <style:style style:name="co6" style:family="table-column">
      <style:table-column-properties fo:break-before="auto" style:column-width="3.4925cm"/>
    </style:style>
    <style:style style:name="co7" style:family="table-column">
      <style:table-column-properties fo:break-before="auto" style:column-width="5.94430555555556cm"/>
    </style:style>
    <style:style style:name="co8" style:family="table-column">
      <style:table-column-properties fo:break-before="auto" style:column-width="4.1275cm"/>
    </style:style>
    <style:style style:name="co9" style:family="table-column">
      <style:table-column-properties fo:break-before="auto" style:column-width="16.1748611111111cm"/>
    </style:style>
    <style:style style:name="co10" style:family="table-column">
      <style:table-column-properties fo:break-before="auto" style:column-width="3.54541666666667cm"/>
    </style:style>
    <style:style style:name="co11" style:family="table-column">
      <style:table-column-properties fo:break-before="auto" style:column-width="3.08680555555556cm"/>
    </style:style>
    <style:style style:name="co12" style:family="table-column">
      <style:table-column-properties fo:break-before="auto" style:column-width="4.55083333333333cm"/>
    </style:style>
    <style:style style:name="co13" style:family="table-column">
      <style:table-column-properties fo:break-before="auto" style:column-width="28.8925cm"/>
    </style:style>
    <style:style style:name="co14" style:family="table-column">
      <style:table-column-properties fo:break-before="auto" style:column-width="2.75166666666667cm"/>
    </style:style>
    <style:style style:name="co15" style:family="table-column">
      <style:table-column-properties fo:break-before="auto" style:column-width="2.96333333333333cm"/>
    </style:style>
    <style:style style:name="co16" style:family="table-column">
      <style:table-column-properties fo:break-before="auto" style:column-width="3.79236111111111cm"/>
    </style:style>
    <style:style style:name="co17" style:family="table-column">
      <style:table-column-properties fo:break-before="auto" style:column-width="22.8952777777778cm"/>
    </style:style>
    <style:style style:name="co18" style:family="table-column">
      <style:table-column-properties fo:break-before="auto" style:column-width="4.32152777777778cm"/>
    </style:style>
    <style:style style:name="co19" style:family="table-column">
      <style:table-column-properties fo:break-before="auto" style:column-width="18.7501388888889cm"/>
    </style:style>
    <style:style style:name="co20" style:family="table-column">
      <style:table-column-properties fo:break-before="auto" style:column-width="1.32291666666667cm"/>
    </style:style>
    <style:style style:name="co21" style:family="table-column">
      <style:table-column-properties fo:break-before="auto" style:column-width="13.7583333333333cm"/>
    </style:style>
    <style:style style:name="co22" style:family="table-column">
      <style:table-column-properties fo:break-before="auto" style:column-width="2.68111111111111cm"/>
    </style:style>
    <style:style style:name="co23" style:family="table-column">
      <style:table-column-properties fo:break-before="auto" style:column-width="2.87513888888889cm"/>
    </style:style>
    <style:style style:name="ro1" style:family="table-row">
      <style:table-row-properties style:row-height="13.75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s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5" table:default-cell-style-name="ce1"/>
        <table:table-column table:style-name="co4" table:default-cell-style-name="ce1"/>
        <table:table-column table:style-name="co5" table:number-columns-repeated="16375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style-name="ce2"/>
          <table:table-cell office:value-type="string" table:style-name="ce2">
            <text:p>Range</text:p>
          </table:table-cell>
          <table:table-cell office:value-type="string" table:style-name="ce2">
            <text:p>Value</text:p>
          </table:table-cell>
          <table:table-cell table:style-name="ce2"/>
          <table:table-cell office:value-type="string" table:style-name="ce2">
            <text:p>Speed</text:p>
          </table:table-cell>
          <table:table-cell office:value-type="string" table:style-name="ce2">
            <text:p>Value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1">
            <text:p>Damage</text:p>
          </table:table-cell>
          <table:table-cell office:value-type="string" table:style-name="ce1">
            <text:p>1 per sqrt(squares) per damage per range</text:p>
          </table:table-cell>
          <table:table-cell table:style-name="ce1"/>
          <table:table-cell office:value-type="string" table:style-name="ce1">
            <text:p>All 1</text:p>
          </table:table-cell>
          <table:table-cell office:value-type="float" office:value="4.8648648648648649" table:formula="of:=180/37" table:style-name="ce1">
            <text:p>4.86486486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.5" table:formula="of:=(1+(0.5*((10 - [.H3])/9)))" table:style-name="ce1">
            <text:p>1.5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1">
            <text:p>Heal</text:p>
          </table:table-cell>
          <table:table-cell office:value-type="string" table:style-name="ce1">
            <text:p>1 per sqrt(squares) per damage per range</text:p>
          </table:table-cell>
          <table:table-cell table:style-name="ce1"/>
          <table:table-cell office:value-type="string" table:style-name="ce1">
            <text:p>All 2</text:p>
          </table:table-cell>
          <table:table-cell office:value-type="float" office:value="12.486486486486486" table:formula="of:=462/37" table:style-name="ce3">
            <text:p>12.48648649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.4444444444444444" table:formula="of:=(1+(0.5*((10 - [.H4])/9)))" table:style-name="ce1">
            <text:p>1.444444444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1">
            <text:p>Movement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All 3</text:p>
          </table:table-cell>
          <table:table-cell office:value-type="float" office:value="21.108108108108109" table:formula="of:=781/37" table:style-name="ce3">
            <text:p>21.1081081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.3888888888888888" table:formula="of:=(1+(0.5*((10 - [.H5])/9)))" table:style-name="ce1">
            <text:p>1.388888889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1">
            <text:p>Ongoing Duration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All 4</text:p>
          </table:table-cell>
          <table:table-cell office:value-type="float" office:value="29.378378378378379" table:formula="of:=1087/37" table:style-name="ce3">
            <text:p>29.3783783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.3333333333333333" table:formula="of:=(1+(0.5*((10 - [.H6])/9)))" table:style-name="ce1">
            <text:p>1.333333333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1">
            <text:p>Play Card</text:p>
          </table:table-cell>
          <table:table-cell office:value-type="string" table:style-name="ce1">
            <text:p>Avg Card Value</text:p>
          </table:table-cell>
          <table:table-cell table:style-name="ce1"/>
          <table:table-cell office:value-type="string" table:style-name="ce1">
            <text:p>All 5</text:p>
          </table:table-cell>
          <table:table-cell office:value-type="float" office:value="34.567567567567565" table:formula="of:=1279/37" table:style-name="ce3">
            <text:p>34.56756757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.2777777777777777" table:formula="of:=(1+(0.5*((10 - [.H7])/9)))" table:style-name="ce1">
            <text:p>1.277777778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1">
            <text:p>Draw Card / Play Card</text:p>
          </table:table-cell>
          <table:table-cell office:value-type="float" office:value="0.2" table:style-name="ce1">
            <text:p>0.2</text:p>
          </table:table-cell>
          <table:table-cell table:style-name="ce1"/>
          <table:table-cell office:value-type="string" table:style-name="ce1">
            <text:p>All 6</text:p>
          </table:table-cell>
          <table:table-cell office:value-type="float" office:value="36" table:style-name="ce3">
            <text:p>36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.2222222222222223" table:formula="of:=(1+(0.5*((10 - [.H8])/9)))" table:style-name="ce1">
            <text:p>1.222222222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1">
            <text:p>Self Heal</text:p>
          </table:table-cell>
          <table:table-cell office:value-type="string" table:style-name="ce1">
            <text:p>(Ass.C22*(Ass.C19/(Max Health)))</text:p>
          </table:table-cell>
          <table:table-cell table:style-name="ce1"/>
          <table:table-cell office:value-type="string" table:style-name="ce1">
            <text:p>Straight 1</text:p>
          </table:table-cell>
          <table:table-cell office:value-type="float" office:value="4.8648648648648649" table:formula="of:=180/37" table:style-name="ce3">
            <text:p>4.864864865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.1666666666666667" table:formula="of:=(1+(0.5*((10 - [.H9])/9)))" table:style-name="ce1">
            <text:p>1.166666667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1">
            <text:p>Option</text:p>
          </table:table-cell>
          <table:table-cell office:value-type="float" office:value="1.25" table:style-name="ce1">
            <text:p>1.25</text:p>
          </table:table-cell>
          <table:table-cell table:style-name="ce1"/>
          <table:table-cell office:value-type="string" table:style-name="ce1">
            <text:p>Straight 2</text:p>
          </table:table-cell>
          <table:table-cell office:value-type="float" office:value="8.5945945945945947" table:formula="of:=318/37" table:style-name="ce3">
            <text:p>8.594594595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.1111111111111112" table:formula="of:=(1+(0.5*((10 - [.H10])/9)))" table:style-name="ce1">
            <text:p>1.111111111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1">
            <text:p>Damage Instance Chance</text:p>
          </table:table-cell>
          <table:table-cell office:value-type="float" office:value="0.5" table:style-name="ce1">
            <text:p>0.5</text:p>
          </table:table-cell>
          <table:table-cell table:style-name="ce1"/>
          <table:table-cell office:value-type="string" table:style-name="ce1">
            <text:p>Straight 3</text:p>
          </table:table-cell>
          <table:table-cell office:value-type="float" office:value="11.189189189189189" table:formula="of:=414/37" table:style-name="ce3">
            <text:p>11.18918919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.0555555555555556" table:formula="of:=(1+(0.5*((10 - [.H11])/9)))" table:style-name="ce1">
            <text:p>1.055555556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1">
            <text:p>Remove Ongoing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Straight 4</text:p>
          </table:table-cell>
          <table:table-cell office:value-type="float" office:value="12.648648648648649" table:formula="of:=468/37" table:style-name="ce3">
            <text:p>12.64864865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" table:formula="of:=(1+(0.5*((10 - [.H12])/9)))" table:style-name="ce1">
            <text:p>1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1">
            <text:p>Out of Hand Multiplier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traight 5</text:p>
          </table:table-cell>
          <table:table-cell office:value-type="float" office:value="13.297297297297296" table:formula="of:=492/37" table:style-name="ce3">
            <text:p>13.2972973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0.94444444444444442" table:formula="of:=(1+(0.5*((10 - [.H13])/9)))" table:style-name="ce1">
            <text:p>0.944444444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1">
            <text:p>Knockback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traight 6</text:p>
          </table:table-cell>
          <table:table-cell office:value-type="float" office:value="13.45945945945946" table:formula="of:=498/37" table:style-name="ce3">
            <text:p>13.45945946</text:p>
          </table:table-cell>
          <table:table-cell table:number-columns-repeated="16378" table:style-name="ce1"/>
        </table:table-row>
        <table:table-row table:style-name="ro2">
          <table:table-cell/>
          <table:table-cell office:value-type="string" table:style-name="ce1">
            <text:p>Displacement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Root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Avg Ongoing Amounts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Avg Char Power</text:p>
          </table:table-cell>
          <table:table-cell office:value-type="float" office:value="4000" table:style-name="ce1">
            <text:p>4000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Avg Char Health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Avg Card Power</text:p>
          </table:table-cell>
          <table:table-cell office:value-type="float" office:value="160" table:formula="of:=[.C18]/[.C19]" table:style-name="ce1">
            <text:p>160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Slow to Speed 10</text:p>
          </table:table-cell>
          <table:table-cell office:value-type="float" office:value="44.444444444444429" table:formula="of:=[.C20]*([.I7] - [.I12])" table:style-name="ce1">
            <text:p>44.4444444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Self Heal Multiplier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Avg Damage Dealt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Avg Game Length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Monster 6 Enemy Multiplier</text:p>
          </table:table-cell>
          <table:table-cell office:value-type="float" office:value="1.5" table:style-name="ce1">
            <text:p>1.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AI Controlled Character Power Boost</text:p>
          </table:table-cell>
          <table:table-cell office:value-type="float" office:value="1.125" table:formula="of:=9/8" table:style-name="ce1">
            <text:p>1.12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Monster / Character Ratio</text:p>
          </table:table-cell>
          <table:table-cell office:value-type="float" office:value="1.5" table:style-name="ce1">
            <text:p>1.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Enemy Lost Turn Opportunity Cost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number-rows-repeated="1048548" table:style-name="ro1">
          <table:table-cell table:number-columns-repeated="16384"/>
        </table:table-row>
      </table:table>
      <table:table table:name="Big_Bertha" table:style-name="ta2">
        <table:table-column table:style-name="co5" table:number-columns-repeated="16384" table:default-cell-style-name="ce1"/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All Aboard!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((All Aboard Ally Join Chance) + 1)*((Range 6)*(Movement) + (Draw a Card))*(Speed 7)</text:p>
          </table:table-cell>
          <table:table-cell office:value-type="float" office:value="70.662162162162161" table:formula="of:=([.C17] + 1)*([Ass.F14]*[Ass.C5] + 0)*[Ass.I9]" table:style-name="ce1">
            <text:p>70.66216216</text:p>
          </table:table-cell>
          <table:table-cell office:value-type="float" office:value="123.83496286903234" table:formula="of:=([.C17] + 1)*([Ass.F14]*[Ass.C5] + [Ass.C8]*[.C23])*[Ass.I9]" table:style-name="ce1">
            <text:p>123.8349629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Rail Gun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(Range 6)*(8 Damage)*(Speed 6)</text:p>
          </table:table-cell>
          <table:table-cell office:value-type="float" office:value="131.6036036036036" table:formula="of:=[Ass.F14]*8*[Ass.I8]" table:style-name="ce1">
            <text:p>131.6036036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Explosive Charg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Range 2)*(AOE Range 2)*(4 Damage)*(Speed 2)</text:p>
          </table:table-cell>
          <table:table-cell office:value-type="float" office:value="254.93015582134177" table:formula="of:=[Ass.F4]*SQRT([Ass.F4])*4*[Ass.I4]" table:style-name="ce1">
            <text:p>254.9301558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Freight Trai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Range Straight 6)*(Freight Train AOE)*((Movement) + (Freight Train Lose Turn Chance)*(Enemy Lost Turn) + (Knockback) + (2 Damage))*(Speed 5)</text:p>
          </table:table-cell>
          <table:table-cell office:value-type="float" office:value="309.56756756756755" table:formula="of:=[Ass.F14]*SQRT([.C21])*([Ass.C5] + [.C22]*[Ass.C28] + [Ass.C14] + 2)*[Ass.I7]" table:style-name="ce1">
            <text:p>309.5675676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Machine Shop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Self Heal 3)*(Speed 1)</text:p>
          </table:table-cell>
          <table:table-cell office:value-type="float" office:value="63.586956521739125" table:formula="of:=3*([Ass.C22]*([Ass.C19]/[.C25]))*[Ass.I3]" table:style-name="ce1">
            <text:p>63.5869565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Pain Trai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Range 6)*(AOE 6)*(3 damage)*(Speed 9)</text:p>
          </table:table-cell>
          <table:table-cell office:value-type="float" office:value="279.24183067728228" table:formula="of:=[Ass.F8]*SQRT(6)*3*[Ass.I11]" table:style-name="ce1">
            <text:p>279.2418307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Mortar Launch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Range 6)*(Mortar Launch AOE)*(3 Damage)*(Mortar Launch Speed)</text:p>
          </table:table-cell>
          <table:table-cell office:value-type="float" office:value="144" table:formula="of:=[Ass.F8]*SQRT([.C19])*4*[.C18]" table:style-name="ce1">
            <text:p>144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Magazi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Damage Instance Chance)*(Play a Card)*Duration</text:p>
          </table:table-cell>
          <table:table-cell office:value-type="float" office:value="0" table:formula="of:=[Ass.C11]*0*[Ass.C6]" table:style-name="ce1">
            <text:p>0</text:p>
          </table:table-cell>
          <table:table-cell office:value-type="float" office:value="379.80571933478677" table:formula="of:=[Ass.C11]*[.C23]*[Ass.C6]" table:style-name="ce1">
            <text:p>379.8057193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No Brak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(All Aboard Ally Join Chance) + 1)*((Range 6)*(Movement) + (Draw a Card))*(Speed 9) - ((All Aboard Ally Join Chance) + 1)*((Range 6)*(Movement) + (Draw a Card))*(Speed 9))*Uses*Duration</text:p>
          </table:table-cell>
          <table:table-cell office:value-type="float" office:value="88.795045045045043" table:formula="of:=(([.C17] + 1)*([Ass.F14]*([Ass.C5] + 5) + 0)*[Ass.I11] - ([.C17] + 1)*([Ass.F14]*[Ass.C5] + 0)*[Ass.I11])*([.C3]/30)*[Ass.C6]" table:style-name="ce1">
            <text:p>88.79504505</text:p>
          </table:table-cell>
          <table:table-cell office:value-type="float" office:value="88.795045045045072" table:formula="of:=(([.C17] + 1)*([Ass.F14]*([Ass.C5] + 5) + [Ass.C8]*[.C23])*[Ass.I11] - ([.C17] + 1)*([Ass.F14]*[Ass.C5] + [Ass.C8]*[.C23])*[Ass.I11])*([.C3]/30)*[Ass.C6]" table:style-name="ce1">
            <text:p>88.79504505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Penetrating Round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Range 6)*((8 Damage) + (Avg Ongoing Count)*(Strip Ongoing))*(Speed 6) - (Range 6)*(8 Damage)*(Speed 6))*Uses*Duration</text:p>
          </table:table-cell>
          <table:table-cell office:value-type="float" office:value="263.2072072072072" table:formula="of:=([Ass.F14]*(8 + [Ass.C17]*[Ass.C12])*[Ass.I8] - [Ass.F14]*8*[Ass.I8])*([.C4]/30)*[Ass.C6]" table:style-name="ce1">
            <text:p>263.207207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Crazy Tr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Rail Gun Power)*Uses + (Steam Locomotive Power)*Uses)*Duration</text:p>
          </table:table-cell>
          <table:table-cell office:value-type="float" office:value="234.35660660660659" table:formula="of:=([.E4]*([.C4]/30) + [.E3]*([.C3]/30))*[Ass.C6]" table:style-name="ce1">
            <text:p>234.3566066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4">
            <text:p>All Aboard! Ally join chance</text:p>
          </table:table-cell>
          <table:table-cell office:value-type="float" office:value="0.5" table:style-name="ce4">
            <text:p>0.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4">
            <text:p>Mortar Launch Speed Multiplier</text:p>
          </table:table-cell>
          <table:table-cell office:value-type="float" office:value="0.5" table:formula="of:=(1+(0.5*((10 - 19)/9)))" table:style-name="ce4">
            <text:p>0.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4">
            <text:p>Mortar Launch AOE</text:p>
          </table:table-cell>
          <table:table-cell office:value-type="float" office:value="4" table:style-name="ce4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4">
            <text:p>All Aboard! Enemy contact change</text:p>
          </table:table-cell>
          <table:table-cell office:value-type="float" office:value="0.5" table:style-name="ce4">
            <text:p>0.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4">
            <text:p>Freight Train Tiles Moved</text:p>
          </table:table-cell>
          <table:table-cell office:value-type="float" office:value="4" table:style-name="ce4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4">
            <text:p>Freight Train Lose Turn Chance</text:p>
          </table:table-cell>
          <table:table-cell office:value-type="float" office:value="0.5" table:style-name="ce4">
            <text:p>0.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Pre-Avg Value</text:p>
          </table:table-cell>
          <table:table-cell office:value-type="float" office:value="151.92228773391471" table:formula="of:=(([.C3]*[.E3])+([.C4]*[.E4])+([.C5]*[.E5])+([.C6]*[.E6])+([.C7]*[.E7])+([.C8]*[.E8])+([.C9]*[.E9])+([.C11]*[.E11])+([.C12]*[.E12])+([.C13]*[.E13])+([.C14]*[.E14]))/30" table:style-name="ce1">
            <text:p>151.9222877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Post-Avg Value</text:p>
          </table:table-cell>
          <table:table-cell office:value-type="float" office:value="173.44461182955263" table:formula="of:=(([.C3]*[.F3])+([.C4]*[.E4])+([.C5]*[.E5])+([.C6]*[.E6])+([.C7]*[.E7])+([.C8]*[.E8])+([.C9]*[.E9])+([.C11]*[.F11])+([.C12]*[.F12])+([.C13]*[.E13])+([.C14]*[.E14]))/30" table:style-name="ce1">
            <text:p>173.4446118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Max Health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Power Level</text:p>
          </table:table-cell>
          <table:table-cell office:value-type="float" office:value="3989.2260720797103" table:formula="of:=[.C24]*[.C25]" table:style-name="ce1">
            <text:p>3989.226072</text:p>
          </table:table-cell>
          <table:table-cell table:number-columns-repeated="16381"/>
        </table:table-row>
        <table:table-row table:number-rows-repeated="1048549" table:style-name="ro2">
          <table:table-cell table:number-columns-repeated="16384"/>
        </table:table-row>
      </table:table>
      <table:table table:name="Indra" table:style-name="ta3">
        <table:table-column table:style-name="co1" table:number-columns-repeated="6" table:default-cell-style-name="ce1"/>
        <table:table-column table:style-name="co5" table:number-columns-repeated="16378" table:default-cell-style-name="ce1"/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Bounding Strid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(Range 2)*(Movement) + (Draw 2 Cards))*(Speed 4)</text:p>
          </table:table-cell>
          <table:table-cell office:value-type="float" office:value="49.945945945945944" table:formula="of:=([Ass.F4]*[Ass.C5] + 0)*[Ass.I6]" table:style-name="ce1">
            <text:p>49.94594595</text:p>
          </table:table-cell>
          <table:table-cell office:value-type="float" office:value="116.19902112555988" table:formula="of:=([Ass.F4]*[Ass.C5] + 2*[Ass.C8]*[.C26])*[Ass.I6]" table:style-name="ce1">
            <text:p>116.1990211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Body Slam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Range 1)*(AOE Range 1 * 2)*((3 Damage)+(Remove Ongoing))*(Speed 5)</text:p>
          </table:table-cell>
          <table:table-cell office:value-type="float" office:value="135.72959096840407" table:formula="of:=[Ass.F3]*SQRT([Ass.F3]*2)*(3+[Ass.C12])*[Ass.I7]" table:style-name="ce1">
            <text:p>135.729591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Stretch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Range 6)*(Movement)*(Speed 1)</text:p>
          </table:table-cell>
          <table:table-cell office:value-type="float" office:value="162" table:formula="of:=[Ass.F8]*[Ass.C5]*[Ass.I3]" table:style-name="ce1">
            <text:p>16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Thunderbolt Tai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range 1)*(aoe range 1)*((7 damage) + (Chance T-Tail Lose Turn)*(Enemy Opportunity Cost))*(Speed 5)</text:p>
          </table:table-cell>
          <table:table-cell office:value-type="float" office:value="137.10759168776414" table:formula="of:=[Ass.F3]*SQRT([Ass.F3])*(7 + [.C19]*[Ass.C28])*[Ass.I7]" table:style-name="ce1">
            <text:p>137.1075917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Ea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Range 1)*((Enemy Opportunity Cost) + (Eat Displacement) + (5 Damage))*(Speed 1)</text:p>
          </table:table-cell>
          <table:table-cell office:value-type="float" office:value="124.05405405405406" table:formula="of:=[Ass.F3]*([Ass.C28] + [.C20] + 5)*[Ass.I3]" table:style-name="ce1">
            <text:p>124.0540541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Death Breath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Chance Head Tail Straight)*(Death Breath Range)*(AOE Death Breath Range)*(10 Damage)*(Speed 6)</text:p>
          </table:table-cell>
          <table:table-cell office:value-type="float" office:value="118.43482549052052" table:formula="of:=[.C21]*[.C22]*SQRT([.C23])*10*[Ass.I8]" table:style-name="ce1">
            <text:p>118.4348255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Reversa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(Range 2)*(Movement) + (Play Card))*(Speed 2)</text:p>
          </table:table-cell>
          <table:table-cell office:value-type="float" office:value="54.108108108108105" table:formula="of:=([Ass.F4]*[Ass.C5] + 0)*[Ass.I4]" table:style-name="ce1">
            <text:p>54.10810811</text:p>
          </table:table-cell>
          <table:table-cell office:value-type="float" office:value="233.54352005289587" table:formula="of:=([Ass.F4]*[Ass.C5] + [.C26])*[Ass.I4]" table:style-name="ce1">
            <text:p>233.5435201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Hurricane Wing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Range 1)*(AOE Range 1 * 2)*(2*(Knockback) + (4 Damage))*(Speed 3)</text:p>
          </table:table-cell>
          <table:table-cell office:value-type="float" office:value="126.45614065379262" table:formula="of:=[Ass.F3]*SQRT([Ass.F3] * 2)*(2*[Ass.C14] + 4)*[Ass.I5]" table:style-name="ce1">
            <text:p>126.4561407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Teeth Like Sword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Range Straight 2)*(AOE 2)*((5 Damage) + (Remove Ongoing))*(Speed 4)</text:p>
          </table:table-cell>
          <table:table-cell office:value-type="float" office:value="145.85510686529003" table:formula="of:=[Ass.F10]*SQRT(2)*(5 + [Ass.C12])*[Ass.I6]" table:style-name="ce1">
            <text:p>145.8551069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Armor of Ten-Fold Shield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1/(Trait Boost) – 1)*(Power Level)*(Ongoing Duration)/(Game Duration) = (1/15)*(Power Level) = 2*(Expected Avg Card) = 2*(Avg Char Power)*(Monster Power Multiplier)/(Max Health v4)</text:p>
          </table:table-cell>
          <table:table-cell office:value-type="float" office:value="240" table:formula="of:=2*[Ass.C18]*[Ass.C27]/[.C28]" table:style-name="ce1">
            <text:p>24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Claws of Spear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Range 1)*(AOE Range 1)*(3 Damage)*(Speed 5)*(Duration)</text:p>
          </table:table-cell>
          <table:table-cell office:value-type="float" office:value="205.66138753164623" table:formula="of:=[Ass.F3]*SQRT([Ass.F3])*3*[Ass.I7]*[Ass.C6]" table:style-name="ce1">
            <text:p>205.6613875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Strong Strong Stro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calculable = (Expected Card Value) = (Avg Char Power)*(Monster Multiplier)/(Max Health v4)</text:p>
          </table:table-cell>
          <table:table-cell office:value-type="float" office:value="120" table:formula="of:=[Ass.C18]*[Ass.C27]/[.C28]" table:style-name="ce1">
            <text:p>120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4">
            <text:p>Head Tail Distance</text:p>
          </table:table-cell>
          <table:table-cell office:value-type="float" office:value="2" table:formula="of:=2" table:style-name="ce4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4">
            <text:p>Chance T-Tail Cancels Turn</text:p>
          </table:table-cell>
          <table:table-cell office:value-type="float" office:value="0.5" table:style-name="ce4">
            <text:p>0.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4">
            <text:p>Eat Displacement</text:p>
          </table:table-cell>
          <table:table-cell office:value-type="float" office:value="6" table:formula="of:=2*[Ass.C14] + 2*[Ass.C15]" table:style-name="ce4">
            <text:p>6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4">
            <text:p>Chance Head Tail Straight Line</text:p>
          </table:table-cell>
          <table:table-cell office:value-type="float" office:value="0.5" table:style-name="ce4">
            <text:p>0.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4">
            <text:p>Death Breath Range</text:p>
          </table:table-cell>
          <table:table-cell office:value-type="float" office:value="11.189189189189189" table:formula="of:=[Ass.F11]" table:style-name="ce4">
            <text:p>11.18918919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4">
            <text:p>Death Breath AOE</text:p>
          </table:table-cell>
          <table:table-cell office:value-type="float" office:value="3" table:style-name="ce4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Trait Disadvantage</text:p>
          </table:table-cell>
          <table:table-cell office:value-type="float" office:value="0.8" table:style-name="ce1">
            <text:p>0.8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Pre-Avg Value</text:p>
          </table:table-cell>
          <table:table-cell office:value-type="float" office:value="124.22451596177615" table:formula="of:=(([.C3]*[.E3])+([.C4]*[.E4])+([.C5]*[.E5])+([.C6]*[.E6])+([.C7]*[.E7])+([.C8]*[.E8])+([.C9]*[.E9])+([.C10]*[.E10])+([.C11]*[.E11])+([.C13]*[.E13])+([.C14]*[.E14])+([.C15]*[.E15]))/30" table:style-name="ce1">
            <text:p>124.224516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Post-Avg Value</text:p>
          </table:table-cell>
          <table:table-cell office:value-type="float" office:value="148.79336467421632" table:formula="of:=(([.C3]*[.F3])+([.C4]*[.E4])+([.C5]*[.E5])+([.C6]*[.E6])+([.C7]*[.E7])+([.C8]*[.E8])+([.C9]*[.F9])+([.C10]*[.E10])+([.C11]*[.E11])+([.C13]*[.E13])+([.C14]*[.E14])+([.C15]*[.E15]))/30" table:style-name="ce1">
            <text:p>148.7933647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Max Health v4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Max Health v6</text:p>
          </table:table-cell>
          <table:table-cell office:value-type="float" office:value="75" table:formula="of:=[Ass.C25]*[.C28]" table:style-name="ce1">
            <text:p>75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Total Power v4</text:p>
          </table:table-cell>
          <table:table-cell office:value-type="float" office:value="5951.7345869686533" table:formula="of:=[.C28]*[.C27]*[.C24]" table:style-name="ce1">
            <text:p>5951.734587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Total Power v6</text:p>
          </table:table-cell>
          <table:table-cell office:value-type="float" office:value="8927.6018804529795" table:formula="of:=[.C29]*[.C27]*[.C24]" table:style-name="ce1">
            <text:p>8927.60188</text:p>
          </table:table-cell>
          <table:table-cell table:number-columns-repeated="16381"/>
        </table:table-row>
        <table:table-row table:number-rows-repeated="1048544" table:style-name="ro2">
          <table:table-cell table:number-columns-repeated="16384"/>
        </table:table-row>
      </table:table>
      <table:table table:name="KI773R" table:style-name="ta3">
        <table:table-column table:style-name="co1" table:number-columns-repeated="6" table:default-cell-style-name="ce1"/>
        <table:table-column table:style-name="co5" table:number-columns-repeated="16378" table:default-cell-style-name="ce1"/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Fight or Flight Program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((Chance Below 20)*(Range 2)*((Movement) + (AOE 2)*(Chance Enemy Adjacent)*((Knockback) + (7 Damage))) + (1 – (Chance Below 20))*(Range 6)*(6 Damage))*(Speed 4)</text:p>
          </table:table-cell>
          <table:table-cell office:value-type="float" office:value="183.61035319868031" table:formula="of:=([.C17]*[Ass.F4]*([Ass.C5] + SQRT(2)*[.C18]*([Ass.C14] + 7)) + (1 - [.C17])*[Ass.F8]*6)*[Ass.I6]" table:style-name="ce1">
            <text:p>183.610353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Integer Overflow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(Range 1)*((Movement) + (Chance Enemy Adjacent)*((Knockback) + (7 Damage)))*(Speed 1)</text:p>
          </table:table-cell>
          <table:table-cell office:value-type="float" office:value="27.729729729729726" table:formula="of:=[Ass.F3]*([Ass.C5] + [.C18]*([Ass.C14] + 7))*[Ass.I3]" table:style-name="ce1">
            <text:p>27.7297297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Hotfix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(Self Heal 8)*(Speed 5)</text:p>
          </table:table-cell>
          <table:table-cell office:value-type="float" office:value="79.100529100529101" table:formula="of:=8*([Ass.C22]*([Ass.C19]/[.C22]))*[Ass.I7]" table:style-name="ce1">
            <text:p>79.1005291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Heat Vent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(Range 2)*(AOE Range 2)*(5 Damage)*(Speed 6)</text:p>
          </table:table-cell>
          <table:table-cell office:value-type="float" office:value="269.6376648110346" table:formula="of:=[Ass.F4]*SQRT([Ass.F4])*5*[Ass.I8]" table:style-name="ce1">
            <text:p>269.6376648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Multithreadi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Play Card)*Duration</text:p>
          </table:table-cell>
          <table:table-cell office:value-type="float" office:value="0" table:formula="of:=0*[Ass.C6]" table:style-name="ce1">
            <text:p>0</text:p>
          </table:table-cell>
          <table:table-cell office:value-type="float" office:value="692.78940280059032" table:formula="of:=[.C20]*[Ass.C6]" table:style-name="ce1">
            <text:p>692.7894028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Remote Sensor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1/3)*(Chance Damage Instance)*(Average Damage Dealt)*(Self Heal 1)*Duration</text:p>
          </table:table-cell>
          <table:table-cell office:value-type="float" office:value="32.242063492063487" table:formula="of:=(1/3)*[Ass.C11]*[Ass.C23]*([Ass.C22]*([Ass.C19]/[.C22]))*[Ass.C6]" table:style-name="ce1">
            <text:p>32.24206349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Tower Casi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Damage Instance)*(Self Heal 2)*Duration</text:p>
          </table:table-cell>
          <table:table-cell office:value-type="float" office:value="23.214285714285715" table:formula="of:=[Ass.C11]*2*([Ass.C22]*([Ass.C19]/[.C22]))*[Ass.C5]" table:style-name="ce1">
            <text:p>23.21428571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Heat Sin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Range 2)*(AOE Range 2)*(Avg Ongoing Count)*(Strip Ongoing)*Uses*Duration</text:p>
          </table:table-cell>
          <table:table-cell office:value-type="float" office:value="529.4703236289406" table:formula="of:=[Ass.F4]*SQRT([Ass.F4])*[Ass.C17]*[Ass.C12]*([.C6]/30)*[Ass.C6]" table:style-name="ce1">
            <text:p>529.4703236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8-B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Integer Overflow)*Uses*Duration</text:p>
          </table:table-cell>
          <table:table-cell office:value-type="float" office:value="27.729729729729726" table:formula="of:=[.E4]*([.C4]/30)*[Ass.C6]" table:style-name="ce1">
            <text:p>27.72972973</text:p>
          </table:table-cell>
          <table:table-cell table:number-columns-repeated="16379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Chance below 20 Health</text:p>
          </table:table-cell>
          <table:table-cell office:value-type="float" office:value="0.47619047619047616" table:formula="of:=20/[.C22]" table:style-name="ce1">
            <text:p>0.476190476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Chance Enemy in Move Path</text:p>
          </table:table-cell>
          <table:table-cell office:value-type="float" office:value="0.1" table:style-name="ce1">
            <text:p>0.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Power Level v4 Target</text:p>
          </table:table-cell>
          <table:table-cell office:value-type="float" office:value="6750" table:formula="of:=[Ass.C27]*[Ass.C18]*[Ass.C26]" table:style-name="ce1">
            <text:p>6750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Pre-Avg Value</text:p>
          </table:table-cell>
          <table:table-cell office:value-type="float" office:value="138.55788056011806" table:formula="of:=(([.C3]*[.E3])+([.C4]*[.E4])+([.C5]*[.E5])+([.C6]*[.E6])+([.C8]*[.E8])+([.C9]*[.E9])+([.C10]*[.E10])+([.C11]*[.E11])+([.C12]*[.E12]))/30" table:style-name="ce1">
            <text:p>138.5578806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Post-Avg Value</text:p>
          </table:table-cell>
          <table:table-cell office:value-type="float" office:value="161.65086065347109" table:formula="of:=(([.C3]*[.E3])+([.C4]*[.E4])+([.C5]*[.E5])+([.C6]*[.E6])+([.C8]*[.F8])+([.C9]*[.E9])+([.C10]*[.E10])+([.C11]*[.E11])+([.C12]*[.E12]))/30" table:style-name="ce1">
            <text:p>161.6508607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Max Health v4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Max Health v6</text:p>
          </table:table-cell>
          <table:table-cell office:value-type="float" office:value="63" table:formula="of:=[Ass.C25]*[.C22]" table:style-name="ce1">
            <text:p>63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Power Level v4</text:p>
          </table:table-cell>
          <table:table-cell office:value-type="float" office:value="6789.3361474457852" table:formula="of:=[.C21]*[.C22]" table:style-name="ce1">
            <text:p>6789.336147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Power Level v6</text:p>
          </table:table-cell>
          <table:table-cell office:value-type="float" office:value="10184.004221168678" table:formula="of:=[.C21]*[.C23]" table:style-name="ce1">
            <text:p>10184.00422</text:p>
          </table:table-cell>
          <table:table-cell table:number-columns-repeated="16381"/>
        </table:table-row>
        <table:table-row table:number-rows-repeated="1048550" table:style-name="ro2">
          <table:table-cell table:number-columns-repeated="16384"/>
        </table:table-row>
      </table:table>
      <table:table table:name="Bob_The_Builder" table:style-name="ta4"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number-columns-repeated="2" table:default-cell-style-name="ce1"/>
        <table:table-column table:style-name="co5" table:number-columns-repeated="16379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Charg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(Range 2)*(Movement)*(Speed 4)</text:p>
          </table:table-cell>
          <table:table-cell office:value-type="float" office:value="49.945945945945944" table:formula="of:=[Ass.F4]*[Ass.C5]*[Ass.I6]" table:style-name="ce1">
            <text:p>49.94594595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Deploy Turre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(Turret Duration)*(Range 3)*(1 Damage)*(Speed 5)</text:p>
          </table:table-cell>
          <table:table-cell office:value-type="float" office:value="188.80030030030031" table:formula="of:=[.C18]*[Ass.F5]*1*[Ass.I7]" table:style-name="ce1">
            <text:p>188.800300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Hammer Tim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(Range 1)*(AOE Range 1)*(5 Damage)*(Speed 3)</text:p>
          </table:table-cell>
          <table:table-cell office:value-type="float" office:value="74.514995482480515" table:formula="of:=[Ass.F3]*SQRT([Ass.F3])*5*[Ass.I5]" table:style-name="ce1">
            <text:p>74.51499548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Lunch Nap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((Self Heal 3) + (Draw 2 Cards) + (Play a Card))*(Speed 8)</text:p>
          </table:table-cell>
          <table:table-cell office:value-type="float" office:value="38.69047619047619" table:formula="of:=(3*([Ass.C22]*([Ass.C19]/[.C28])) + 2*[Ass.C8]*0 + 0)*[Ass.I10]" table:style-name="ce1">
            <text:p>38.69047619</text:p>
          </table:table-cell>
          <table:table-cell office:value-type="float" office:value="205.50305473401033" table:formula="of:=(3*([Ass.C22]*([Ass.C19]/[.C28])) + 2*[Ass.C8]*[.C26] + [.C26])*[Ass.I10]" table:style-name="ce1">
            <text:p>205.5030547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EMP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(Chance IronMan Active)*(Range 3)*(AOE Range 3)*(Remove Ongoing) + (Chance IronMan Active)*((Play Card) + (Draw Card)) + (Chance Ally_Bob EMP)*((Play Card) + (Draw Card)))*(Speed 9)</text:p>
          </table:table-cell>
          <table:table-cell office:value-type="float" office:value="81.892673135264474" table:formula="of:=([.C19]*[Ass.F5]*SQRT([Ass.F5])*[Ass.C12] + [.C19]*(0 + [Ass.C8]*0) + [.C20]*(0 + [Ass.C8]*0))*[Ass.I11]" table:style-name="ce1">
            <text:p>81.89267314</text:p>
          </table:table-cell>
          <table:table-cell office:value-type="float" office:value="200.06746984917675" table:formula="of:=([.C19]*[Ass.F5]*SQRT([Ass.F5])*[Ass.C12] + [.C19]*([.C26] + [Ass.C8]*[.C26]) + [.C20]*([.C26] + [Ass.C8]*[.C26]))*[Ass.I11]" table:style-name="ce1">
            <text:p>200.0674698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Turret Upgrade: Switch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Range 3)*(AOE Range 3)*(1 Heal) - (Range 3)*(1 Damage))*Duration</text:p>
          </table:table-cell>
          <table:table-cell office:value-type="float" office:value="379.35028723405173" table:formula="of:=([Ass.F5]*SQRT([Ass.F5])*1 - [Ass.F5]*1)*[Ass.C6]" table:style-name="ce1">
            <text:p>379.350287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Iron Man Su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(Range 3)*(Movement)*(Speed 4) - (Range 2)*(Movement)*(Speed 4))*(Uses) + (Chance Damage Instance)*(Self Heal 1))*Duration</text:p>
          </table:table-cell>
          <table:table-cell office:value-type="float" office:value="86.495334620334603" table:formula="of:=(([Ass.F5]*[Ass.C5]*[Ass.I6] - [Ass.F4]*[Ass.C5]*[Ass.I6])*([.C3]/30) + [Ass.C11]*([Ass.C22]*([Ass.C19]/[.C28])))*[Ass.C6]" table:style-name="ce1">
            <text:p>86.4953346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Turret Upgrade: Dro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Turrets in Play)*(Turret Movement Option) + (1 - (Chance 2 Turrets in Play))*((Draw a Card) + (Chance Play Turret)*(Play Card)))*Duration</text:p>
          </table:table-cell>
          <table:table-cell office:value-type="float" office:value="264.32042042042048" table:formula="of:=([.C23]*[.C24] + (1 - [.C22])*([Ass.C8]*0 + [.C21]*0))*[Ass.C6]" table:style-name="ce1">
            <text:p>264.3204204</text:p>
          </table:table-cell>
          <table:table-cell office:value-type="float" office:value="342.96063601951511" table:formula="of:=([.C23]*[.C24] + (1 - [.C22])*([Ass.C8]*[.C26] + [.C21]*[.C26]))*[Ass.C6]" table:style-name="ce1">
            <text:p>342.960636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Turret Upgrade: Wif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Turrets in Play)*(Turret Range)*(AOE Turret Range)*(Damage Instance Chance)*(1 Damage))*Duration</text:p>
          </table:table-cell>
          <table:table-cell office:value-type="float" office:value="271.53886355377171" table:formula="of:=([.C23]*[Ass.F5]*SQRT([Ass.F5])*[Ass.C11]*1)*[Ass.C6]" table:style-name="ce1">
            <text:p>271.5388636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Hard Hat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(Range 2)*((Movement) + (Hard Hat Contact Chance)*(3 Damage))*(Speed 4) - (Range 2)*(Movement)*(Speed 4))*Uses + (Range 2)*(AOE Range 2)*(Damage Instance Chance)*(1 Heal))*Duration</text:p>
          </table:table-cell>
          <table:table-cell office:value-type="float" office:value="262.23425646701349" table:formula="of:=(([Ass.F4]*([Ass.C5] + [.C25]*3)*[Ass.I6] - [Ass.F4]*[Ass.C5]*[Ass.I6])*([.C3]/30) + [Ass.F4]*SQRT([Ass.F4])*1)*[Ass.C6]" table:style-name="ce1">
            <text:p>262.2342565</text:p>
          </table:table-cell>
          <table:table-cell table:number-columns-repeated="16379" table:style-name="ce1"/>
        </table:table-row>
        <table:table-row table:number-rows-repeated="3"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Turrent Duration</text:p>
          </table:table-cell>
          <table:table-cell office:value-type="float" office:value="7" table:formula="of:=1 + 3/[Ass.C11]" table:style-name="ce1">
            <text:p>7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IronMan Suit Active</text:p>
          </table:table-cell>
          <table:table-cell office:value-type="float" office:value="0.2" table:formula="of:=[Ass.C6]/[Ass.C24]" table:style-name="ce1">
            <text:p>0.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Chance Ally/Bob EMP</text:p>
          </table:table-cell>
          <table:table-cell office:value-type="float" office:value="0.67" table:style-name="ce1">
            <text:p>0.67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Chance Play Turret</text:p>
          </table:table-cell>
          <table:table-cell office:value-type="float" office:value="0.13333333333333333" table:formula="of:=([.C4]/30)" table:style-name="ce1">
            <text:p>0.13333333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Chance 2 Turrets In Play</text:p>
          </table:table-cell>
          <table:table-cell office:value-type="float" office:value="0.56000000000000005" table:formula="of:=([.C23])/2" table:style-name="ce1">
            <text:p>0.56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Turrets in Play</text:p>
          </table:table-cell>
          <table:table-cell office:value-type="float" office:value="1.1200000000000001" table:formula="of:=([.C18]*[.C4])/[Ass.C24]" table:style-name="ce1">
            <text:p>1.1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Turret Movement Option</text:p>
          </table:table-cell>
          <table:table-cell office:value-type="float" office:value="47.200075075075077" table:formula="of:=([Ass.C10] - 1)*[.E4]" table:style-name="ce1">
            <text:p>47.20007508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Hard Hat Contact Chance</text:p>
          </table:table-cell>
          <table:table-cell office:value-type="float" office:value="0.5" table:style-name="ce1">
            <text:p>0.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Pre-Avg Value</text:p>
          </table:table-cell>
          <table:table-cell office:value-type="float" office:value="107.23665763512909" table:formula="of:=(([.C3]*[.E3])+([.C4]*[.E4])+([.C5]*[.E5])+([.C6]*[.E6])+([.C7]*[.E7])+([.C8]*[.E8])+([.C9]*[.E9])+([.C10]*[.E10])+([.C11]*[.E11])+([.C12]*[.E12])+([.C13]*[.E13]))/30" table:style-name="ce1">
            <text:p>107.2366576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Post-Avg Value</text:p>
          </table:table-cell>
          <table:table-cell office:value-type="float" office:value="143.91715496562804" table:formula="of:=(([.C3]*[.E3])+([.C4]*[.E4])+([.C5]*[.E5])+([.C6]*[.F6])+([.C7]*[.F7])+([.C8]*[.E8])+([.C9]*[.E9])+([.C10]*[.E10])+([.C11]*[.F11])+([.C12]*[.E12])+([.C13]*[.E13]))/30" table:style-name="ce1">
            <text:p>143.91715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Max Health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Power Level</text:p>
          </table:table-cell>
          <table:table-cell office:value-type="float" office:value="4029.6803390375853" table:formula="of:=[.C28]*[.C27]" table:style-name="ce1">
            <text:p>4029.680339</text:p>
          </table:table-cell>
          <table:table-cell table:number-columns-repeated="16381"/>
        </table:table-row>
        <table:table-row table:number-rows-repeated="1048546" table:style-name="ro1">
          <table:table-cell table:number-columns-repeated="16384"/>
        </table:table-row>
      </table:table>
      <table:table table:name="Gnarwhale" table:style-name="ta5">
        <table:table-column table:style-name="co1" table:number-columns-repeated="6" table:default-cell-style-name="ce1"/>
        <table:table-column table:style-name="co5" table:number-columns-repeated="16378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Shish Kabob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((Straight Line 3)*(Movement) + (Straight Line 3)*(AOE 3)*((Avg Displacement)*(Push)+(4 Damage))*(Speed 5)</text:p>
          </table:table-cell>
          <table:table-cell office:value-type="float" office:value="179.09194120599048" table:formula="of:=([Ass.F11]*[Ass.C5] + [Ass.F11]*SQRT(3)*([.C18]*([Ass.C14])+4))*[Ass.I7]" table:style-name="ce1">
            <text:p>179.091941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Flipper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(Range 1)*((5 Damage) + (Avg Flipper Displacement)*(Displacement))*(Speed 4)</text:p>
          </table:table-cell>
          <table:table-cell office:value-type="float" office:value="58.378378378378372" table:formula="of:=[Ass.F3]*(5 + [.C19]*[Ass.C15])*[Ass.I6]" table:style-name="ce1">
            <text:p>58.37837838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Dorsal Revorsa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(Damage Instance Chance)*(Avg Damage Dealt)*(Self Heal) + (Play Card))*(Speed 3)</text:p>
          </table:table-cell>
          <table:table-cell office:value-type="float" office:value="36.402329749103941" table:formula="of:=([Ass.C11]*[Ass.C23]*([Ass.C22]*([Ass.C19]/[.C26])) + 0)*[Ass.I5]" table:style-name="ce1">
            <text:p>36.40232975</text:p>
          </table:table-cell>
          <table:table-cell office:value-type="float" office:value="199.17237223547897" table:formula="of:=([Ass.C11]*[Ass.C23]*([Ass.C22]*([Ass.C19]/[.C26])) + [.C24])*[Ass.I5]" table:style-name="ce1">
            <text:p>199.1723722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This Blow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(Range 1)*(Avg Blows Knockback)*(Knockback) + (Chance Blow Ends Turn)*(Avg Char Card))*(Speed 6)</text:p>
          </table:table-cell>
          <table:table-cell office:value-type="float" office:value="148.86006006006008" table:formula="of:=([Ass.F3]*([.C20]*[Ass.C14]) + [.C23]*[Ass.C20])*[Ass.I8]" table:style-name="ce1">
            <text:p>148.8600601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Deep Div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(Range 6)*(Movement) – (Avg Card) + 2*(Draw Card))*(Speed 8)</text:p>
          </table:table-cell>
          <table:table-cell office:value-type="float" office:value="120" table:formula="of:=([Ass.F8]*[Ass.C5] - 0 + 0)*[Ass.I10]" table:style-name="ce1">
            <text:p>120</text:p>
          </table:table-cell>
          <table:table-cell office:value-type="float" office:value="41.870379606539991" table:formula="of:=([Ass.F8]*[Ass.C5] - [.C24] + [Ass.C8]*[.C24]*2)*[Ass.I10]" table:style-name="ce1">
            <text:p>41.87037961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Tail Fluk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((Straight Line 2)*(AOE 2)*(2*(Strip Ongoing) + (3 Damage)) + (Range 1)*(Movement))*(Speed 4)</text:p>
          </table:table-cell>
          <table:table-cell office:value-type="float" office:value="197.7268122948139" table:formula="of:=([Ass.F10]*SQRT(2)*(2*[Ass.C12] + 3) + [Ass.F3]*[Ass.C5])*[Ass.I6]" table:style-name="ce1">
            <text:p>197.7268123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Blubber But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Damage Instance Chance)*(Straight Line 2)*(Movement)*Duration</text:p>
          </table:table-cell>
          <table:table-cell office:value-type="float" office:value="64.459459459459453" table:formula="of:=[Ass.C11]*[Ass.F10]*[Ass.C5]*[Ass.C6]" table:style-name="ce1">
            <text:p>64.45945946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Breathing Hol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Range 1)*(AOE Range 1)*((2 Heal)*(Avg Char Health)/(Max Health))*Duration</text:p>
          </table:table-cell>
          <table:table-cell office:value-type="float" office:value="86.533543140945113" table:formula="of:=[Ass.F3]*SQRT([Ass.F3])*(2*[Ass.C19]/[.C26])*[Ass.C6]" table:style-name="ce1">
            <text:p>86.5335431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Ivory Tus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Avg Shish Enemies)*(Avg Char Card)*Uses*Duration</text:p>
          </table:table-cell>
          <table:table-cell office:value-type="float" office:value="100" table:formula="of:=[.C22]*[Ass.C20]*([.C3]/30)*[Ass.C6]" table:style-name="ce1">
            <text:p>10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Beached Wha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Damage Instance Chance)*2*(Draw Card)*Duration</text:p>
          </table:table-cell>
          <table:table-cell office:value-type="float" office:value="0" table:formula="of:=[Ass.C11]*[Ass.C8]*0*[Ass.C6]" table:style-name="ce1">
            <text:p>0</text:p>
          </table:table-cell>
          <table:table-cell office:value-type="float" office:value="117.19443059019002" table:formula="of:=[Ass.C11]*2*[Ass.C8]*[.C24]*[Ass.C6]" table:style-name="ce1">
            <text:p>117.1944306</text:p>
          </table:table-cell>
          <table:table-cell table:number-columns-repeated="16378"/>
        </table:table-row>
        <table:table-row table:number-rows-repeated="3"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Avg Shish Knockback</text:p>
          </table:table-cell>
          <table:table-cell office:value-type="float" office:value="1.5" table:style-name="ce1">
            <text:p>1.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Avg Flipper Displacement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Avg Blows Knockback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Blubber Butt Move Options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Avg Shish Enemies</text:p>
          </table:table-cell>
          <table:table-cell office:value-type="float" office:value="0.75" table:style-name="ce1">
            <text:p>0.7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Chance Blow Ends Turn</text:p>
          </table:table-cell>
          <table:table-cell office:value-type="float" office:value="0.67" table:style-name="ce1">
            <text:p>0.67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Pre-Avg Value</text:p>
          </table:table-cell>
          <table:table-cell office:value-type="float" office:value="117.19443059019002" table:formula="of:=(([.C3]*[.E3])+([.C4]*[.E4])+([.C5]*[.E5])+([.C6]*[.E6])+([.C7]*[.E7])+([.C8]*[.E8])+([.C10]*[.E10])+([.C11]*[.E11])+([.C12]*[.E12])+([.C13]*[.E13]))/30" table:style-name="ce1">
            <text:p>117.1944306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Post-Avg Value</text:p>
          </table:table-cell>
          <table:table-cell office:value-type="float" office:value="129.56495381915454" table:formula="of:=(([.C3]*[.E3])+([.C4]*[.E4])+([.C5]*[.F5])+([.C6]*[.E6])+([.C7]*[.F7])+([.C8]*[.E8])+([.C10]*[.E10])+([.C11]*[.E11])+([.C12]*[.E12])+([.C13]*[.F13]))/30" table:style-name="ce1">
            <text:p>129.5649538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Max Health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Power Level</text:p>
          </table:table-cell>
          <table:table-cell office:value-type="float" office:value="4016.5135683937906" table:formula="of:=[.C25]*[.C26]" table:style-name="ce1">
            <text:p>4016.513568</text:p>
          </table:table-cell>
          <table:table-cell table:number-columns-repeated="16381"/>
        </table:table-row>
        <table:table-row table:number-rows-repeated="1048548" table:style-name="ro1">
          <table:table-cell table:number-columns-repeated="16384"/>
        </table:table-row>
      </table:table>
      <table:table table:name="Yomums_Anoob" table:style-name="ta5">
        <table:table-column table:style-name="co1" table:number-columns-repeated="6" table:default-cell-style-name="ce1"/>
        <table:table-column table:style-name="co5" table:number-columns-repeated="16378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Dissipat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Range 4)*(Movement)*(Speed 1)</text:p>
          </table:table-cell>
          <table:table-cell office:value-type="float" office:value="132.20270270270271" table:formula="of:=[Ass.F6]*[Ass.C5]*[Ass.I3]" table:style-name="ce1">
            <text:p>132.2027027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Sand Wal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Straight Line 2)*(Movement)*(Speed 7)</text:p>
          </table:table-cell>
          <table:table-cell office:value-type="float" office:value="30.081081081081081" table:formula="of:=[Ass.F10]*[Ass.C5]*[Ass.I9]" table:style-name="ce1">
            <text:p>30.08108108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Sarcophagu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*(Avg Char Card)*(Speed 1)</text:p>
          </table:table-cell>
          <table:table-cell office:value-type="float" office:value="480" table:formula="of:=2*[Ass.C20]*[Ass.I3]" table:style-name="ce1">
            <text:p>48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Locust Swarm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Straight Line 6)*(Locust AOE)*(Strip Ongoing)*(Avg Char Ongoing)*(Speed 5)</text:p>
          </table:table-cell>
          <table:table-cell office:value-type="float" office:value="412.75675675675672" table:formula="of:=[Ass.F14]*SQRT(4)*[Ass.C12]*[Ass.C17]*[Ass.I7]" table:style-name="ce1">
            <text:p>412.7567568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Chariot of Fir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((Straight Line 3)*(Movement) + 3*(Range 1)*(4 Damage))*(Speed 6)</text:p>
          </table:table-cell>
          <table:table-cell office:value-type="float" office:value="112.37837837837837" table:formula="of:=([Ass.F11]*[Ass.C5] + 3*[Ass.F3]*4)*[Ass.I8]" table:style-name="ce1">
            <text:p>112.378378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Sun Gl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Range 6)*(3 Damage)*(Speed 9)</text:p>
          </table:table-cell>
          <table:table-cell office:value-type="float" office:value="114" table:formula="of:=[Ass.F8]*3*[Ass.I11]" table:style-name="ce1">
            <text:p>11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Burning Su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Range 6)*(2 Damage)*(Ongoing Count)*(Speed 2)</text:p>
          </table:table-cell>
          <table:table-cell office:value-type="float" office:value="312" table:formula="of:=[Ass.F8]*2*[Ass.C17]*[Ass.I4]" table:style-name="ce1">
            <text:p>31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Short-Curved Swor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Range 1)*(6 Damage)*(Speed 3)</text:p>
          </table:table-cell>
          <table:table-cell office:value-type="float" office:value="40.54054054054054" table:formula="of:=[Ass.F3]*6*[Ass.I5]" table:style-name="ce1">
            <text:p>40.5405405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Oasi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Oasis Travel Multiplier)*(Avg Oasis Travel)*(Self Heal 3)*(Speed 8)</text:p>
          </table:table-cell>
          <table:table-cell office:value-type="float" office:value="75.08620689655173" table:formula="of:=[.C23]*[.C22]*3*([Ass.C22]*([Ass.C19]/[.C31]))*[Ass.I10]" table:style-name="ce1">
            <text:p>75.0862069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Isi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Death Blow Chance)*2*(Avg Player Card)*Duration</text:p>
          </table:table-cell>
          <table:table-cell office:value-type="float" office:value="142.22222222222223" table:formula="of:=[.C24]*2*[Ass.C20]*[Ass.C6]" table:style-name="ce1">
            <text:p>142.222222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R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Play a Card) - (Draw a Card))*Duration</text:p>
          </table:table-cell>
          <table:table-cell office:value-type="float" office:value="0" table:formula="of:=(0 - 0)*[Ass.C6]" table:style-name="ce1">
            <text:p>0</text:p>
          </table:table-cell>
          <table:table-cell office:value-type="float" office:value="736.99534161283043" table:formula="of:=([.C29] - [Ass.C8]*[.C29])*[Ass.C6]" table:style-name="ce1">
            <text:p>736.9953416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Se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Range 6)*((Set Activation Chance)*2*(Avg Enemy Distance)*(Displacement))*Duration</text:p>
          </table:table-cell>
          <table:table-cell office:value-type="float" office:value="1080" table:formula="of:=[Ass.F8]*([.C26]*2*[.C25]*[Ass.C15])*[Ass.C6]" table:style-name="ce1">
            <text:p>108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Osiri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Damage Instance Chance)*(Avg Damage Dealt)*(Period of Game While Killable)*(Self Heal))*Duration</text:p>
          </table:table-cell>
          <table:table-cell office:value-type="float" office:value="28.017241379310342" table:formula="of:=([Ass.C11]*[Ass.C23]*[.C27]*([Ass.C22]*([Ass.C19]/[.C31])) )*[Ass.C6]" table:style-name="ce1">
            <text:p>28.01724138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Anubi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Range 1)*(Root)*(Speed 7)*Duration</text:p>
          </table:table-cell>
          <table:table-cell office:value-type="float" office:value="56.756756756756765" table:formula="of:=[Ass.F3]*[Ass.C16]*[Ass.I9]*[Ass.C6]" table:style-name="ce1">
            <text:p>56.75675676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">
            <text:p>Horu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Range 1)*(AOE 1)*3*(Speed 7)*Duration</text:p>
          </table:table-cell>
          <table:table-cell office:value-type="float" office:value="187.77778861585094" table:formula="of:=[Ass.F3]*SQRT([Ass.F3])*3*[Ass.I9]*[Ass.C6]" table:style-name="ce1">
            <text:p>187.7777886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">
            <text:p>Sekhme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Damage Instance Chance)*(Range 6)*(1 Damage))*Duration</text:p>
          </table:table-cell>
          <table:table-cell office:value-type="float" office:value="90" table:formula="of:=([Ass.C11]*[Ass.F8]*1)*[Ass.C6]" table:style-name="ce1">
            <text:p>9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Avg Oasis Travel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Oasis Travel Multiplier</text:p>
          </table:table-cell>
          <table:table-cell office:value-type="float" office:value="0.67" table:style-name="ce1">
            <text:p>0.67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Death Blow Chance</text:p>
          </table:table-cell>
          <table:table-cell office:value-type="float" office:value="8.8888888888888892E-2" table:formula="of:=8/90" table:style-name="ce1">
            <text:p>0.088888889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Avg Enemy Distance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Set Activation Chance</text:p>
          </table:table-cell>
          <table:table-cell office:value-type="float" office:value="0.5" table:formula="of:=0.5" table:style-name="ce1">
            <text:p>0.5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Period of Game while Killable</text:p>
          </table:table-cell>
          <table:table-cell office:value-type="float" office:value="0.2" table:style-name="ce1">
            <text:p>0.2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Locust AOE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Pre-Avg Value</text:p>
          </table:table-cell>
          <table:table-cell office:value-type="float" office:value="184.24883540320761" table:formula="of:=(([.C3]*[.E3])+([.C4]*[.E4])+([.C5]*[.E5])+([.C6]*[.E6])+([.C7]*[.E7])+([.C8]*[.E8])+([.C9]*[.E9])+([.C10]*[.E10])+([.C11]*[.E11])+([.C13]*[.E13])+([.C14]*[.E14])+([.C15]*[.E15])+([.C16]*[.E16])+([.C17]*[.E17])+([.C18]*[.E18])+([.C19]*[.E19]))/30" table:style-name="ce1">
            <text:p>184.2488354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Post-Avg Value</text:p>
          </table:table-cell>
          <table:table-cell office:value-type="float" office:value="208.81534679030196" table:formula="of:=(([.C3]*[.E3])+([.C4]*[.E4])+([.C5]*[.E5])+([.C6]*[.E6])+([.C7]*[.E7])+([.C8]*[.E8])+([.C9]*[.E9])+([.C10]*[.E10])+([.C11]*[.E11])+([.C13]*[.E13])+([.C14]*[.F14])+([.C15]*[.E15])+([.C16]*[.E16])+([.C17]*[.E17])+([.C18]*[.E18])+([.C19]*[.E19]))/30" table:style-name="ce1">
            <text:p>208.8153468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Max Health v 4</text:p>
          </table:table-cell>
          <table:table-cell office:value-type="float" office:value="29" table:style-name="ce1">
            <text:p>29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Max Health v 6</text:p>
          </table:table-cell>
          <table:table-cell office:value-type="float" office:value="44" table:style-name="ce1">
            <text:p>44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Power Level v 4</text:p>
          </table:table-cell>
          <table:table-cell office:value-type="float" office:value="6055.6450569187564" table:formula="of:=[.C31]*[.C30]" table:style-name="ce1">
            <text:p>6055.645057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Power Level v 6</text:p>
          </table:table-cell>
          <table:table-cell office:value-type="float" office:value="9187.875258773287" table:formula="of:=[.C30]*[.C32]" table:style-name="ce1">
            <text:p>9187.875259</text:p>
          </table:table-cell>
          <table:table-cell table:number-columns-repeated="16381"/>
        </table:table-row>
        <table:table-row table:number-rows-repeated="1048541" table:style-name="ro1">
          <table:table-cell table:number-columns-repeated="16384"/>
        </table:table-row>
      </table:table>
      <table:table table:name="Slug" table:style-name="ta4"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5" table:number-columns-repeated="16378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Consum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(Range 1)*((4 Damage) + 4*(Avg Char Health)/(Max Health) + (Remove Ongoing))*(Speed 6)</text:p>
          </table:table-cell>
          <table:table-cell office:value-type="float" office:value="66.14864864864866" table:formula="of:=[Ass.F3]*(4 + 4*([Ass.C19]/[.C24]) + [Ass.C12])*[Ass.I8]" table:style-name="ce1">
            <text:p>66.14864865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Secret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(Range 1)*(AOE 1)*((Root) + (3 Damage))*(Speed 2)</text:p>
          </table:table-cell>
          <table:table-cell office:value-type="float" office:value="77.49559530177973" table:formula="of:=[Ass.F3]*SQRT([Ass.F3])*([Ass.C16] + 3)*[Ass.I4]" table:style-name="ce1">
            <text:p>77.495595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Craw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((Range 1)*(Movement 1) + (Avg Card))*(Speed 8)</text:p>
          </table:table-cell>
          <table:table-cell office:value-type="float" office:value="16.216216216216218" table:formula="of:=([Ass.F3]*[Ass.C5] + 0)*[Ass.I10]" table:style-name="ce1">
            <text:p>16.21621622</text:p>
          </table:table-cell>
          <table:table-cell office:value-type="float" office:value="116.05306464007631" table:formula="of:=([Ass.F3]*[Ass.C5] + [.C22])*[Ass.I10]" table:style-name="ce1">
            <text:p>116.0530646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Cur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(Straight 6)*((Movement) + (Chance contact)*AOE(1)*((Root)+(3 Damage)))*(Speed 2)</text:p>
          </table:table-cell>
          <table:table-cell office:value-type="float" office:value="165.52656449178627" table:formula="of:=[Ass.F14]*([Ass.C5] + [.C20]*SQRT([Ass.F3])*([Ass.C16] + 3))*[Ass.I4]" table:style-name="ce1">
            <text:p>165.5265645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Smothered and Covere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*(Avg Card)*(Speed 5)</text:p>
          </table:table-cell>
          <table:table-cell office:value-type="float" office:value="0" table:formula="of:=2*(0)*[Ass.I7]" table:style-name="ce1">
            <text:p>0</text:p>
          </table:table-cell>
          <table:table-cell office:value-type="float" office:value="229.62475137487817" table:formula="of:=2*([.C22])*[Ass.I7]" table:style-name="ce1">
            <text:p>229.6247514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Dessicatio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Range 2)*(AOE 2)*2*(Remove Ongoing)*(Speed 6)</text:p>
          </table:table-cell>
          <table:table-cell office:value-type="float" office:value="431.42026369765534" table:formula="of:=[Ass.F4]*SQRT([Ass.F4])*2*[Ass.C12]*[Ass.I8]" table:style-name="ce1">
            <text:p>431.4202637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Snai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Chance Damage Instance)*(Self Heal 2)*Duration</text:p>
          </table:table-cell>
          <table:table-cell office:value-type="float" office:value="50.78125" table:formula="of:=[Ass.C11]*2*([Ass.C22]*([Ass.C19]/[.C24])) *[Ass.C6]" table:style-name="ce1">
            <text:p>50.78125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Pseudopo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Range 1)*(Movement)*(Speed 8)*Uses*Duration</text:p>
          </table:table-cell>
          <table:table-cell office:value-type="float" office:value="16.216216216216218" table:formula="of:=[Ass.F3]*[Ass.C5]*[Ass.I10]*([.C5]/30)*[Ass.C6]" table:style-name="ce1">
            <text:p>16.2162162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Slugs Aren’t Slo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Crawl Speed 1) – (Crawl Speed 8))*Uses*Duration</text:p>
          </table:table-cell>
          <table:table-cell office:value-type="float" office:value="5.6756756756756745" table:formula="of:=(([Ass.F3]*[Ass.C5] + 0)*[Ass.I3] - ([Ass.F3]*[Ass.C5] + 0)*[Ass.I10])*([.C5]/30)*[Ass.C6]" table:style-name="ce1">
            <text:p>5.675675676</text:p>
          </table:table-cell>
          <table:table-cell office:value-type="float" office:value="40.618572624026712" table:formula="of:=(([Ass.F3]*[Ass.C5] + [.C22])*[Ass.I3] - ([Ass.F3]*[Ass.C5] + [.C22])*[Ass.I10])*([.C5]/30)*[Ass.C6]" table:style-name="ce1">
            <text:p>40.61857262</text:p>
          </table:table-cell>
          <table:table-cell table:number-columns-repeated="16378"/>
        </table:table-row>
        <table:table-row table:number-rows-repeated="6"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Chance Curl Hit Enemy</text:p>
          </table:table-cell>
          <table:table-cell office:value-type="float" office:value="0.5" table:style-name="ce1">
            <text:p>0.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Pre-Avg Card</text:p>
          </table:table-cell>
          <table:table-cell office:value-type="float" office:value="89.853163581474078" table:formula="of:=(([.C3]*[.E3])+([.C4]*[.E4])+([.C5]*[.E5])+([.C6]*[.E6])+([.C7]*[.E7])+([.C8]*[.E8])+([.C10]*[.E10])+([.C11]*[.E11])+([.C12]*[.E12]))/30" table:style-name="ce1">
            <text:p>89.85316358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Post-Avg Card</text:p>
          </table:table-cell>
          <table:table-cell office:value-type="float" office:value="126.29361325618301" table:formula="of:=(([.C3]*[.E3])+([.C4]*[.E4])+([.C5]*[.F5])+([.C6]*[.E6])+([.C7]*[.F7])+([.C8]*[.E8])+([.C10]*[.E10])+([.C11]*[.E11])+([.C12]*[.F12]))/30" table:style-name="ce1">
            <text:p>126.293613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Max Health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Power Level</text:p>
          </table:table-cell>
          <table:table-cell office:value-type="float" office:value="4041.3956241978563" table:formula="of:=[.C23]*[.C24]" table:style-name="ce1">
            <text:p>4041.395624</text:p>
          </table:table-cell>
          <table:table-cell table:number-columns-repeated="16381"/>
        </table:table-row>
        <table:table-row table:number-rows-repeated="1048550" table:style-name="ro1">
          <table:table-cell table:number-columns-repeated="16384"/>
        </table:table-row>
      </table:table>
      <table:table table:name="A_S_S_" table:style-name="ta4">
        <table:table-column table:style-name="co5" table:default-cell-style-name="ce1"/>
        <table:table-column table:style-name="co12" table:default-cell-style-name="ce1"/>
        <table:table-column table:style-name="co5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5" table:number-columns-repeated="16378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Reposition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((Movement 2) + (Enemy Adjacent)*(Range 1)*(AOE 6)*(3 Damage))*(Speed 3)</text:p>
          </table:table-cell>
          <table:table-cell office:value-type="float" office:value="76.852936582261933" table:formula="of:=([Ass.F4]*[Ass.C5] + [.C16]*SQRT(6)*[Ass.F3]*3)*[Ass.I5]" table:style-name="ce1">
            <text:p>76.85293658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Shoot the Thing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((AOE 3)*(Range 3)*(6 Damage))*(Speed 4)</text:p>
          </table:table-cell>
          <table:table-cell office:value-type="float" office:value="155.04195336940865" table:formula="of:=(SQRT(3)*([Ass.F11])*6)*[Ass.I6]" table:style-name="ce1">
            <text:p>155.041953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Scou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((Movement 2) + (Play Card))*(Speed 2)</text:p>
          </table:table-cell>
          <table:table-cell office:value-type="float" office:value="54.108108108108105" table:formula="of:=(([Ass.F4] * [Ass.C5]) + 0)*([Ass.I4])" table:style-name="ce1">
            <text:p>54.10810811</text:p>
          </table:table-cell>
          <table:table-cell office:value-type="float" office:value="222.65917440056776" table:formula="of:=(([Ass.F4] * [Ass.C5]) + [.C20])*([Ass.I4])" table:style-name="ce1">
            <text:p>222.659174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Enhance!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((AOE 4)*(Range 4)*(7 Damage))*(Speed 4) - ((AOE 3)*(Range 3)*(6 Damage))*(Speed 4)) * Uses * Duration</text:p>
          </table:table-cell>
          <table:table-cell office:value-type="float" office:value="162.13230947739899" table:formula="of:=((SQRT(4)*[Ass.F12]*7)*[Ass.I6] - (SQRT(3)*[Ass.F11]*6)*[Ass.I6]) * ([.C4]/30) * [Ass.C6]" table:style-name="ce1">
            <text:p>162.1323095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Eurek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(AOE 6)*(Range 3)*(6 Damage))*(Speed 4) - ((AOE 3)*(Range 3)*(6 Damage))*(Speed 4)) * Uses * Duration</text:p>
          </table:table-cell>
          <table:table-cell office:value-type="float" office:value="87.995232678919365" table:formula="of:=((SQRT(6)*[Ass.F11]*6)*[Ass.I6] - (SQRT(3)*[Ass.F12]*6)*[Ass.I6]) * ([.C4]/30) * [Ass.C6]" table:style-name="ce1">
            <text:p>87.99523268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Business Ti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 * (Avg Card)</text:p>
          </table:table-cell>
          <table:table-cell office:value-type="float" office:value="0" table:style-name="ce1">
            <text:p>0</text:p>
          </table:table-cell>
          <table:table-cell office:value-type="float" office:value="233.37839948186723" table:formula="of:=2*[.C20]" table:style-name="ce1">
            <text:p>233.3783995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Strap-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Scout Distance)*(AOE 5)*(Range 1)*(4 Damage)*Uses*Duration + (C22 - 1)*(AOE 5)*(Range 1)*(4 Damage)*Uses*Duration</text:p>
          </table:table-cell>
          <table:table-cell office:value-type="float" office:value="145.04224718917555" table:formula="of:=2*SQRT(5)*[Ass.F3]*4*([.C5]/30)*[Ass.C6] + 2*SQRT(5)*[Ass.F3]*4*([.C3]/30)*[Ass.C6]" table:style-name="ce1">
            <text:p>145.042247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Band-aid the Boo-Bo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Self-Heal 3)*(Chance Adjacent Ally)*Duration</text:p>
          </table:table-cell>
          <table:table-cell office:value-type="float" office:value="105.36290322580643" table:formula="of:=([Ass.C22]*([Ass.C19]/[.C22]))*3*[.C18]*[Ass.C6]" table:style-name="ce1">
            <text:p>105.362903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Pit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Scout Distance)*(Range 1)*(Avg Ongoing Amount)*(Discard Ongoing)*Uses*Duration + (C22 - 1)*(Range 1)*(Avg Ongoing Amount)*(Discard Ongoing)*Uses*Duration</text:p>
          </table:table-cell>
          <table:table-cell office:value-type="float" office:value="194.59459459459461" table:formula="of:=2*[Ass.F3]*[Ass.C17]*[Ass.C12]*(4/30)*[Ass.C6] + 2*[Ass.F3]*[Ass.C17]*[Ass.C12]*(6/30)*[Ass.C6]" table:style-name="ce1">
            <text:p>194.5945946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Chance Enemy Adjacent</text:p>
          </table:table-cell>
          <table:table-cell office:value-type="float" office:value="0.5" table:style-name="ce1">
            <text:p>0.5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Nearest Ally Distanc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Chance Adjacent Ally</text:p>
          </table:table-cell>
          <table:table-cell office:value-type="float" office:value="0.67" table:style-name="ce1">
            <text:p>0.67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Target Power Level</text:p>
          </table:table-cell>
          <table:table-cell office:value-type="float" office:value="4500" table:formula="of:=[Ass.C26]*[Ass.C18]" table:style-name="ce1">
            <text:p>4500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Pre-Avg Value</text:p>
          </table:table-cell>
          <table:table-cell office:value-type="float" office:value="116.68919974093362" table:formula="of:=(([.C3]*[.E3])+([.C4]*[.E4])+([.C5]*[.E5])+([.C7]*[.E7])+([.C8]*[.E8])+([.C9]*[.E9])+([.C10]*[.E10])+([.C11]*[.E11])+([.C12]*[.E12]))/30" table:style-name="ce1">
            <text:p>116.6891997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Post-Avg Value</text:p>
          </table:table-cell>
          <table:table-cell office:value-type="float" office:value="146.94195522932384" table:formula="of:=(([.C3]*[.E3])+([.C4]*[.E4])+([.C5]*[.F5])+([.C7]*[.E7])+([.C8]*[.E8])+([.C9]*[.F9])+([.C10]*[.E10])+([.C11]*[.E11])+([.C12]*[.E12]))/30" table:style-name="ce1">
            <text:p>146.941955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Max Health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Power Level</text:p>
          </table:table-cell>
          <table:table-cell office:value-type="float" office:value="4555.200612109039" table:formula="of:=[.C21]*[.C22]" table:style-name="ce1">
            <text:p>4555.200612</text:p>
          </table:table-cell>
          <table:table-cell table:number-columns-repeated="16381"/>
        </table:table-row>
        <table:table-row table:number-rows-repeated="1048552" table:style-name="ro1">
          <table:table-cell table:number-columns-repeated="16384"/>
        </table:table-row>
      </table:table>
      <table:table table:name="Elementalist" table:style-name="ta6">
        <table:table-column table:style-name="co5" table:default-cell-style-name="ce1"/>
        <table:table-column table:style-name="co16" table:default-cell-style-name="ce1"/>
        <table:table-column table:style-name="co5" table:default-cell-style-name="ce1"/>
        <table:table-column table:style-name="co17" table:default-cell-style-name="ce1"/>
        <table:table-column table:style-name="co14" table:default-cell-style-name="ce1"/>
        <table:table-column table:style-name="co15" table:default-cell-style-name="ce1"/>
        <table:table-column table:style-name="co5" table:number-columns-repeated="16378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Command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(Movement)*(Range 2)*(Option)*(Speed 6)</text:p>
          </table:table-cell>
          <table:table-cell office:value-type="float" office:value="57.229729729729733" table:formula="of:=3*([Ass.F4])*[Ass.C10]*[Ass.I8]" table:style-name="ce1">
            <text:p>57.2297297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Flaming Volt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Fire Out) * (Chance Lightning Out) * (Chance same target) *((Range 2)*(Strip Ongoing) + (Avg Command)) * Uses</text:p>
          </table:table-cell>
          <table:table-cell office:value-type="float" office:value="89.759628378378395" table:formula="of:=([.C22])*([.C23]) * ([.C26]) *([Ass.F4]*[Ass.C12] + [.E3]) * [Ass.C6]" table:style-name="ce1">
            <text:p>89.75962838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Lightning Strik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Lightning Out) * (Chance Earth Out) * (Chance same target) *((Self Heal 2) + (Avg Command)) * Uses</text:p>
          </table:table-cell>
          <table:table-cell office:value-type="float" office:value="76.581214438122359" table:formula="of:=[.C23] * [.C25] * [.C26] *(([Ass.C22]*([Ass.C19]/([.C37])))*2 + [.E3]) * [Ass.C6]" table:style-name="ce1">
            <text:p>76.5812144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Lava Field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Fire Out) * (Chance Earth Out) * (Chance same target) *((Self Heal 2) + (Range 2)*(Strip Ongoing)) * Uses</text:p>
          </table:table-cell>
          <table:table-cell office:value-type="float" office:value="70.48104551920342" table:formula="of:=[.C22] * [.C25] * [.C26] *(([Ass.C22]*([Ass.C19]/([.C37])))*2 + [Ass.F4]*[Ass.C12]) * [Ass.C6]" table:style-name="ce1">
            <text:p>70.4810455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Of Ice and Fi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Ice Out) * (Chance Fire Out) * (Chance same target) *((Reduce Avg Card to Speed 10) + (Range 2)*(Strip Ongoing)) * Uses</text:p>
          </table:table-cell>
          <table:table-cell office:value-type="float" office:value="79.051951951951935" table:formula="of:=([.C24]) * ([.C22]) * ([.C26]) *(([Ass.C21]) + ([Ass.F4])*([Ass.C12])) * [Ass.C6]" table:style-name="ce1">
            <text:p>79.05195195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Tundr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Ice Out) * (Chance Earth Out) * (Chance same target) *((Reduce Avg Card to Speed 10) + (Self Heal 2)) * Uses</text:p>
          </table:table-cell>
          <table:table-cell office:value-type="float" office:value="65.873538011695899" table:formula="of:=([.C23]) * ([.C25]) * ([.C26]) *(([Ass.C21]) + 2*([Ass.C22]*([Ass.C19]/[.C37]))) * [Ass.C6]" table:style-name="ce1">
            <text:p>65.87353801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Superconducto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Ice Out) * (Chance Lightning Out) * (Chance same target) *((Reduce Avg Card to Speed 10) + (Avg Command)) * Uses</text:p>
          </table:table-cell>
          <table:table-cell office:value-type="float" office:value="85.152120870870874" table:formula="of:=([.C24]) * ([.C23]) * ([.C26]) *(([Ass.C21]) + [.E3]) * [Ass.C6]" table:style-name="ce1">
            <text:p>85.15212087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Fire Familia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Movement 2),(2 AOE)*(2 Range)*(2 Damage)]) * Option * (Turn Frequency)</text:p>
          </table:table-cell>
          <table:table-cell office:value-type="float" office:value="352.98021575262709" table:formula="of:=[.C27] * MAX([Ass.C5]*[Ass.F4];SQRT([Ass.F4])*[Ass.F4]*2) * [Ass.C10] * ([.C3]/30)" table:style-name="ce1">
            <text:p>352.9802158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Ice Familia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Movement 2),(2 Range)*((2 Damage) + (Root))]) * Option * (Turn Frequency)</text:p>
          </table:table-cell>
          <table:table-cell office:value-type="float" office:value="199.78378378378378" table:formula="of:=[.C28] * MAX([Ass.C5]*[Ass.F4];[Ass.F4]*(2 + [Ass.C16])) * [Ass.C10] * ([.C3]/30)" table:style-name="ce1">
            <text:p>199.7837838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Lightning Familia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Movement 2),(2 Range)*(3 Damage)]) * Option * (Turn Frequency)</text:p>
          </table:table-cell>
          <table:table-cell office:value-type="float" office:value="149.83783783783784" table:formula="of:=[.C29] * MAX([Ass.C5]*[Ass.F4];[Ass.F4]*3) * [Ass.C10] * ([.C3]/30)" table:style-name="ce1">
            <text:p>149.8378378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Earth Familia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Movement 2),(1 Range)*((1 Displacement) + (2 Damage))]) * Option * (Turn Frequency)</text:p>
          </table:table-cell>
          <table:table-cell office:value-type="float" office:value="199.78378378378378" table:formula="of:=[.C30] * MAX([Ass.C5]*[Ass.F4];[Ass.F3]*([Ass.C15] + 2)) * [Ass.C10] * ([.C3]/30)" table:style-name="ce1">
            <text:p>199.7837838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Fire Gole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2 AOE)*(2 Range)*(3 Damage), (1 Range)*(5 Damage)]) * Option * (Turn Frequency)</text:p>
          </table:table-cell>
          <table:table-cell office:value-type="float" office:value="794.20548544341091" table:formula="of:=[.C31] * MAX(SQRT([Ass.F4])*[Ass.F4]*3;[Ass.F3]*5) * [Ass.C10] * ([.C3]/30)" table:style-name="ce1">
            <text:p>794.205485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Ice Gole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2 Range)*((4 Damage) + (Root)), (1 Range)*(5 Damage)]) * Option * (Turn Frequency)</text:p>
          </table:table-cell>
          <table:table-cell office:value-type="float" office:value="449.51351351351354" table:formula="of:=[.C32] * MAX([Ass.F4]*(4 + [Ass.C16]);[Ass.F3]*5) * [Ass.C10] * ([.C3]/30)" table:style-name="ce1">
            <text:p>449.5135135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">
            <text:p>Lightning Gole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2 Range)*(6 Damage), (1 Range)*(5 Damage)]) * Option * (Turn Frequency)</text:p>
          </table:table-cell>
          <table:table-cell office:value-type="float" office:value="449.51351351351354" table:formula="of:=[.C33] * ([Ass.F4]*6) * [Ass.C10] * ([.C3]/30)" table:style-name="ce1">
            <text:p>449.5135135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">
            <text:p>Earth Gole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1 Range)*((2 Displacement) + (3 Damage)), (1 Range)*(5 Damage)]) * Option * (Turn Frequency)</text:p>
          </table:table-cell>
          <table:table-cell office:value-type="float" office:value="272.43243243243245" table:formula="of:=[.C34] * MAX([Ass.F3]*((2*[Ass.C15]) + 3); [Ass.F3]*5) * [Ass.C10] * ([.C3]/30)" table:style-name="ce1">
            <text:p>272.4324324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Chance Fire Out</text:p>
          </table:table-cell>
          <table:table-cell office:value-type="float" office:value="0.5" table:style-name="ce1">
            <text:p>0.5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Chance Lightning Out</text:p>
          </table:table-cell>
          <table:table-cell office:value-type="float" office:value="0.5" table:style-name="ce1">
            <text:p>0.5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Chance Ice Out</text:p>
          </table:table-cell>
          <table:table-cell office:value-type="float" office:value="0.5" table:style-name="ce1">
            <text:p>0.5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Chance Earth Out</text:p>
          </table:table-cell>
          <table:table-cell office:value-type="float" office:value="0.5" table:style-name="ce1">
            <text:p>0.5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Chance Same Target</text:p>
          </table:table-cell>
          <table:table-cell office:value-type="float" office:value="0.67" table:style-name="ce1">
            <text:p>0.67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Fire Familiar Health</text:p>
          </table:table-cell>
          <table:table-cell office:value-type="float" office:value="6" table:style-name="ce1">
            <text:p>6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Ice Familiar Health</text:p>
          </table:table-cell>
          <table:table-cell office:value-type="float" office:value="6" table:style-name="ce1">
            <text:p>6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Lightning Familiar Health</text:p>
          </table:table-cell>
          <table:table-cell office:value-type="float" office:value="6" table:style-name="ce1">
            <text:p>6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Earth Familiar Health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Fire Golem Health</text:p>
          </table:table-cell>
          <table:table-cell office:value-type="float" office:value="9" table:style-name="ce1">
            <text:p>9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Ice Golem Health</text:p>
          </table:table-cell>
          <table:table-cell office:value-type="float" office:value="9" table:style-name="ce1">
            <text:p>9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Lightning Golem Health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Earth Golem Health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Pre-Avg Value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Post-Avg Value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Max Health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Power Level</text:p>
          </table:table-cell>
          <table:table-cell office:value-type="float" office:value="4062.0927625187242" table:formula="of:=[.C37]*((([.C3]*[.E3]) + ([.C4]*[.E4]) + ([.C5]*[.E5]) + ([.C6]*[.E6]) + ([.C7]*[.E7]) + ([.C8]*[.E8]) + ([.C9]*[.E9]))/SUM([.C3:.C9])) + [.E11] + [.E12] + [.E13] + [.E14] + [.E16] + [.E17] + [.E18] + [.E19]" table:style-name="ce1">
            <text:p>4062.092763</text:p>
          </table:table-cell>
          <table:table-cell table:number-columns-repeated="16381"/>
        </table:table-row>
        <table:table-row table:number-rows-repeated="1048537" table:style-name="ro1">
          <table:table-cell table:number-columns-repeated="16384"/>
        </table:table-row>
      </table:table>
      <table:table table:name="BOOM_Bardier" table:style-name="ta6">
        <table:table-column table:style-name="co5" table:default-cell-style-name="ce1"/>
        <table:table-column table:style-name="co18" table:default-cell-style-name="ce1"/>
        <table:table-column table:style-name="co5" table:default-cell-style-name="ce1"/>
        <table:table-column table:style-name="co19" table:default-cell-style-name="ce1"/>
        <table:table-column table:style-name="co14" table:default-cell-style-name="ce1"/>
        <table:table-column table:style-name="co15" table:default-cell-style-name="ce1"/>
        <table:table-column table:style-name="co5" table:number-columns-repeated="16378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Jetpack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((Movement)*(Range1) + (Jetpack Contact Chance)*(5 Damage)*(Range 3 Straight))*(Speed 5)</text:p>
          </table:table-cell>
          <table:table-cell office:value-type="float" office:value="54.391891891891895" table:formula="of:=(([Ass.C5])*([Ass.F3]) + ([.C18])*5*([Ass.F11]))*([Ass.I7])" table:style-name="ce1">
            <text:p>54.39189189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Extra Charg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Avg card)*(Number of numerals)*2*(Speed 1)</text:p>
          </table:table-cell>
          <table:table-cell office:value-type="float" office:value="0" table:style-name="ce1">
            <text:p>0</text:p>
          </table:table-cell>
          <table:table-cell office:value-type="float" office:value="684.19523492312373" table:formula="of:=([.C23])*([.C19])*2*([Ass.I3])" table:style-name="ce1">
            <text:p>684.1952349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A Nice Surpris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Chance stepped on)*(Range 4)*((6 damage) + (Number Ongoings)*(Remove Ongoing))</text:p>
          </table:table-cell>
          <table:table-cell office:value-type="float" office:value="396.60810810810807" table:formula="of:=([.C20])*([Ass.F6])*(6 + ([Ass.C17])*([Ass.C12]))" table:style-name="ce1">
            <text:p>396.6081081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Let's Have a Blas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((6 Damage) + (2 Knockback) - (Chance Self Blast)*(2 Damage))*(Aoe and Range))*(Speed 6)</text:p>
          </table:table-cell>
          <table:table-cell office:value-type="float" office:value="235.62635104833439" table:formula="of:=(6 + 2 - [.C21]*2)*SQRT([Ass.F3])*[Ass.F4]*([Ass.I8])" table:style-name="ce1">
            <text:p>235.626351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Don't Drink That!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((Self Heal 5)+(Draw Card))*(Speed 7)</text:p>
          </table:table-cell>
          <table:table-cell office:value-type="float" office:value="86.174242424242436" table:formula="of:=(5*([Ass.C22]*([Ass.C19]/[.C25]))+0)*[Ass.I9]" table:style-name="ce1">
            <text:p>86.17424242</text:p>
          </table:table-cell>
          <table:table-cell office:value-type="float" office:value="118.15239845983098" table:formula="of:=(5*([Ass.C22]*([Ass.C19]/[.C25]))+([Ass.C8])*[.C23])*[Ass.I8]" table:style-name="ce1">
            <text:p>118.1523985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Flashbang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((Chance dealing damage instance)*(1/3)*(Damage Prevented)*(AOE and Range)+(Avg Card))*(Speed 2)</text:p>
          </table:table-cell>
          <table:table-cell office:value-type="float" office:value="116.73297705684629" table:formula="of:=(([Ass.C11])*(1/3)*([Ass.C23])*([Ass.F5]*SQRT([Ass.F5]))+0)*[Ass.I4]" table:style-name="ce1">
            <text:p>116.7329771</text:p>
          </table:table-cell>
          <table:table-cell office:value-type="float" office:value="281.44664472352417" table:formula="of:=(([Ass.C11])*(1/3)*([Ass.C23])*([Ass.F5]*SQRT([Ass.F5]))+[.C23])*[Ass.I4]" table:style-name="ce1">
            <text:p>281.4466447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Pet Bomb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(Movement 2 Line)*(Out of Hand Conditionless))*SpeedAdjust</text:p>
          </table:table-cell>
          <table:table-cell office:value-type="float" office:value="77.351351351351354" table:formula="of:=(3*([Ass.F10])*([Ass.C13]))*([Ass.I3])" table:style-name="ce1">
            <text:p>77.35135135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Afterburner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Range 1)*((Movement)+(Chance Occupied)*(Knockback+Damage))*Uses*(Speed 11)</text:p>
          </table:table-cell>
          <table:table-cell office:value-type="float" office:value="86.148648648648646" table:formula="of:=([Ass.F3])*(3+([.C22])*([Ass.C14]+2))*[Ass.C6]*[Ass.I13]" table:style-name="ce1">
            <text:p>86.14864865</text:p>
          </table:table-cell>
          <table:table-cell table:number-columns-repeated="16379" table:style-name="ce1"/>
        </table:table-row>
        <table:table-row table:number-rows-repeated="5"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Jetpack Contact Chance</text:p>
          </table:table-cell>
          <table:table-cell office:value-type="float" office:value="0.5" table:style-name="ce1">
            <text:p>0.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Numerals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Chance Stepped On</text:p>
          </table:table-cell>
          <table:table-cell office:value-type="float" office:value="0.75" table:style-name="ce1">
            <text:p>0.7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Chance Self-Blast</text:p>
          </table:table-cell>
          <table:table-cell office:value-type="float" office:value="0.5" table:style-name="ce1">
            <text:p>0.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Chance Occupied</text:p>
          </table:table-cell>
          <table:table-cell office:value-type="float" office:value="0.25" table:style-name="ce1">
            <text:p>0.2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Pre-Avg Value</text:p>
          </table:table-cell>
          <table:table-cell office:value-type="float" office:value="114.03253915385395" table:formula="of:=(([.C3]*[.E3])+([.C4]*[.E4])+([.C5]*[.E5])+([.C6]*[.E6])+([.C7]*[.E7])+([.C8]*[.E8])+([.C9]*[.E9])+([.C11]*[.E11]))/30" table:style-name="ce1">
            <text:p>114.032539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Post-Avg Value</text:p>
          </table:table-cell>
          <table:table-cell office:value-type="float" office:value="185.87113130903109" table:formula="of:=(([.C3]*[.E3])+([.C4]*[.F4])+([.C5]*[.E5])+([.C6]*[.E6])+([.C7]*[.F7])+([.C8]*[.F8])+([.C9]*[.E9])+([.C11]*[.E11]))/30" table:style-name="ce1">
            <text:p>185.871131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Max Health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Power Level</text:p>
          </table:table-cell>
          <table:table-cell office:value-type="float" office:value="4089.1648887986839" table:formula="of:=[.C24]*[.C25]" table:style-name="ce1">
            <text:p>4089.164889</text:p>
          </table:table-cell>
          <table:table-cell table:number-columns-repeated="16381"/>
        </table:table-row>
        <table:table-row table:number-rows-repeated="1048549" table:style-name="ro1">
          <table:table-cell table:number-columns-repeated="16384"/>
        </table:table-row>
      </table:table>
      <table:table table:name="Knight_Errant" table:style-name="ta5">
        <table:table-column table:style-name="co1" table:default-cell-style-name="ce1"/>
        <table:table-column table:style-name="co10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5" table:number-columns-repeated="16378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Hop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(Movement + (4 Damage)*(AOE Range 1))*Range*(3 Speed)</text:p>
          </table:table-cell>
          <table:table-cell office:value-type="float" office:value="159.76453331250937" table:formula="of:=([Ass.C5] + 4*SQRT([Ass.F3]))*[.D18]*[Ass.I5]" table:style-name="ce1">
            <text:p>159.764533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Lanc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((7 Damage)*Range + (Movement)*(Range 1))*(6 Speed)</text:p>
          </table:table-cell>
          <table:table-cell office:value-type="float" office:value="101.08108108108109" table:formula="of:=(7*[.D18] + [Ass.F3]*[Ass.C5])*[Ass.I8]" table:style-name="ce1">
            <text:p>101.0810811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Chivalr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Discard Ongoing)*Range*(9 Speed)</text:p>
          </table:table-cell>
          <table:table-cell office:value-type="float" office:value="152" table:formula="of:=[Ass.C12]*[Ass.F8]*[Ass.I11]" table:style-name="ce1">
            <text:p>15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Godspee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*(Avg Card)</text:p>
          </table:table-cell>
          <table:table-cell office:value-type="float" office:value="0" table:style-name="ce1">
            <text:p>0</text:p>
          </table:table-cell>
          <table:table-cell office:value-type="float" office:value="206.95210010802447" table:formula="of:=2*[.D22]" table:style-name="ce1">
            <text:p>206.952100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Lancealot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2AOE – 1)*(Lance Card Value)*(Lance Cards/Total cards)*Turns</text:p>
          </table:table-cell>
          <table:table-cell office:value-type="float" office:value="69.781924471863789" table:formula="of:=(SQRT(2)-1)*[.E4]*([.C4]/30)*[Ass.C6]" table:style-name="ce1">
            <text:p>69.78192447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Squi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Reducing Speed 2 bonus)*(Avg card value) + (Draw Card))*Uses</text:p>
          </table:table-cell>
          <table:table-cell office:value-type="float" office:value="0" table:style-name="ce1">
            <text:p>0</text:p>
          </table:table-cell>
          <table:table-cell office:value-type="float" office:value="160.96274452846353" table:formula="of:=(([Ass.I3]-[Ass.I5])*[.D22]+([Ass.C8]*[.D22]))*[Ass.C6]" table:style-name="ce1">
            <text:p>160.9627445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The Holy Grai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0+(Draw Card)+(SelfHeal 2))*Option*Uses</text:p>
          </table:table-cell>
          <table:table-cell office:value-type="float" office:value="140.08620689655172" table:formula="of:=(0+0+2*([Ass.C22]*([Ass.C19]/([.D24]))) )*[Ass.C10]*[Ass.C6]" table:style-name="ce1">
            <text:p>140.0862069</text:p>
          </table:table-cell>
          <table:table-cell office:value-type="float" office:value="269.43126946406704" table:formula="of:=(0+([.D22]*[Ass.C8])+2*([Ass.C22]*([Ass.C19]/([.D24]))) )*[Ass.C10]*[Ass.C6]" table:style-name="ce1">
            <text:p>269.4312695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Rocinant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p*Uses*Duration</text:p>
          </table:table-cell>
          <table:table-cell office:value-type="float" office:value="213.0193777500125" table:formula="of:=[.E3]*([.C3]/30)*[Ass.C6]" table:style-name="ce1">
            <text:p>213.0193778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Excalibu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5 Damage)+(Draw Card))*(Range 1)*((Hop Cards)/(Total Cards))*Duration</text:p>
          </table:table-cell>
          <table:table-cell office:value-type="float" office:value="32.432432432432428" table:formula="of:=(5)*[Ass.F3]*([.C3]/30)*[Ass.C6]" table:style-name="ce1">
            <text:p>32.43243243</text:p>
          </table:table-cell>
          <table:table-cell office:value-type="float" office:value="166.67163250250238" table:formula="of:=(5+([Ass.C8])*[.D22])*[Ass.F3]*([.C3]/30)*[Ass.C6]" table:style-name="ce1">
            <text:p>166.6716325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Damsel in Distres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Avg Non-Lance Card)+(Draw Lance Card))*(Probability landing Lance)*((Lance Cards)/(Total Cards))*Duration</text:p>
          </table:table-cell>
          <table:table-cell office:value-type="float" office:value="0" table:style-name="ce1">
            <text:p>0</text:p>
          </table:table-cell>
          <table:table-cell office:value-type="float" office:value="104.07479229724501" table:formula="of:=([.D21]+([Ass.C8]*[.E4]))*[.D20]*(10/30)*[Ass.C6]" table:style-name="ce1">
            <text:p>104.0747923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Plate Mai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Damage Instance Chance)*(Self Heal 2)*Duration</text:p>
          </table:table-cell>
          <table:table-cell office:value-type="float" office:value="56.034482758620683" table:formula="of:=[Ass.C11]*2*[Ass.C22]*([Ass.C19]/[.D24])*[Ass.C6]" table:style-name="ce1">
            <text:p>56.03448276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Charg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Adj Enemy Hop Chance)*((Hop Cards)/(Total Cards))*(Avg Card)*Duration</text:p>
          </table:table-cell>
          <table:table-cell office:value-type="float" office:value="0" table:style-name="ce1">
            <text:p>0</text:p>
          </table:table-cell>
          <table:table-cell office:value-type="float" office:value="68.984033369341489" table:formula="of:=[.D19]*([.C3]/30)*[.D22]*[Ass.C6]" table:style-name="ce1">
            <text:p>68.98403337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Assumption</text:p>
          </table:table-cell>
          <table:table-cell table:style-name="ce2"/>
          <table:table-cell office:value-type="string" table:style-name="ce2">
            <text:p>Value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Knight Move</text:p>
          </table:table-cell>
          <table:table-cell table:style-name="ce1"/>
          <table:table-cell office:value-type="float" office:value="9.7297297297297298" table:formula="of:=(6*6+8*12+10*6+11*6+14*6+18*1)/37" table:style-name="ce1">
            <text:p>9.72972973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Adj Enemy Hop Chance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Lance Hit Probability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Avg Non-Lance Card</text:p>
          </table:table-cell>
          <table:table-cell table:style-name="ce1"/>
          <table:table-cell office:value-type="float" office:value="104.67353454047779" table:formula="of:=(([.C3]*[.E3])+([.C5]*[.E5])+([.C6]*[.E6])+([.C8]*[.E8])+([.C9]*[.E9])+([.C10]*[.E10])+([.C11]*[.E11])+([.C12]*[.E12])+([.C13]*[.E13])+([.C14]*[.E14])+([.C15]*[.E15]))/([.C3]+[.C5]+[.C6]+SUM([.C8:.C15]))" table:style-name="ce1">
            <text:p>104.6735345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Pre-Avg Card</text:p>
          </table:table-cell>
          <table:table-cell table:style-name="ce1"/>
          <table:table-cell office:value-type="float" office:value="103.47605005401223" table:formula="of:=(([.C3]*[.E3])+([.C4]*[.E4])+([.C5]*[.E5])+([.C6]*[.E6])+([.C8]*[.E8])+([.C9]*[.E9])+([.C10]*[.E10])+([.C11]*[.E11])+([.C12]*[.E12])+([.C13]*[.E13])+([.C14]*[.E14])+([.C15]*[.E15]))/(30)" table:style-name="ce1">
            <text:p>103.4760501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Post-Avg Card</text:p>
          </table:table-cell>
          <table:table-cell table:style-name="ce1"/>
          <table:table-cell office:value-type="float" office:value="137.19305115563506" table:formula="of:=(([.C3]*[.E3])+([.C4]*[.E4])+([.C5]*[.E5])+([.C6]*[.F6])+([.C8]*[.E8])+([.C9]*[.F9])+([.C10]*[.F10])+([.C11]*[.E11])+([.C12]*[.F12])+([.C13]*[.F13])+([.C14]*[.E14])+([.C15]*[.F15]))/(30)" table:style-name="ce1">
            <text:p>137.1930512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Max Health</text:p>
          </table:table-cell>
          <table:table-cell table:style-name="ce1"/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Power Level</text:p>
          </table:table-cell>
          <table:table-cell table:style-name="ce1"/>
          <table:table-cell office:value-type="float" office:value="3978.5984835134168" table:formula="of:=[.D24]*[.D23]" table:style-name="ce1">
            <text:p>3978.598484</text:p>
          </table:table-cell>
          <table:table-cell table:number-columns-repeated="16380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4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5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6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Kyle Forrester</dc:creator>
    <meta:creation-date>2019-01-17T07:45:02Z</meta:creation-date>
    <dc:date>2019-02-06T20:34:25Z</dc:date>
    <meta:editing-cycles>113</meta:editing-cycles>
    <meta:editing-duration>PT63071S</meta:editing-duration>
  </office:meta>
</office:document-meta>
</file>